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 style:data-style-name="N11">
      <style:table-cell-properties fo:background-color="#dddddd" fo:border="0.06pt solid #000000"/>
    </style:style>
  </office:automatic-styles>
  <office:body>
    <office:spreadsheet>
      <table:table table:name="roadrunner_results_04071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roadrunner version 1.3.1, Win32</text:p>
          </table:table-cell>
          <table:table-cell table:style-name="ce1"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style-name="ce1" office:value-type="string" calcext:value-type="string">
            <text:p><text:s/>21:11:26] </text:p>
          </table:table-cell>
          <table:table-cell table:style-name="ce1" table:number-columns-repeated="3"/>
          <table:table-cell table:style-name="ce1" office:value-type="string" calcext:value-type="string">
            <text:p>Speedup: roadrunner vs Jarnac</text:p>
          </table:table-cell>
          <table:table-cell table:style-name="ce1" table:number-columns-repeated="2"/>
          <table:table-cell table:style-name="ce4"/>
          <table:table-cell table:style-name="ce4" office:value-type="string" calcext:value-type="string">
            <text:p>Average of 3 trials</text:p>
          </table:table-cell>
          <table:table-cell table:style-name="ce4" table:number-columns-repeated="2"/>
          <table:table-cell table:style-name="ce1" table:number-columns-repeated="1007"/>
        </table:table-row>
        <table:table-row table:style-name="ro1">
          <table:table-cell office:value-type="string" calcext:value-type="string">
            <text:p>Trial 1</text:p>
          </table:table-cell>
          <table:table-cell table:style-name="ce1" table:number-columns-repeated="4"/>
          <table:table-cell office:value-type="string" calcext:value-type="string">
            <text:p>Trial 1 </text:p>
          </table:table-cell>
          <table:table-cell table:style-name="ce1" table:number-columns-repeated="7"/>
          <table:table-cell table:style-name="ce4" table:number-columns-repeated="4"/>
          <table:table-cell table:style-name="ce1" table:number-columns-repeated="1007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14000082015991" calcext:value-type="float">
            <text:p>0.114000082</text:p>
          </table:table-cell>
          <table:table-cell office:value-type="float" office:value="0" calcext:value-type="float">
            <text:p>0</text:p>
          </table:table-cell>
          <table:table-cell office:value-type="float" office:value="0.114000082015991" calcext:value-type="float">
            <text:p>0.114000082</text:p>
          </table:table-cell>
          <table:table-cell table:number-columns-repeated="9"/>
          <table:table-cell table:style-name="ce5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8000011444092" calcext:value-type="float">
            <text:p>0.1380000114</text:p>
          </table:table-cell>
          <table:table-cell office:value-type="float" office:value="0.185999870300293" calcext:value-type="float">
            <text:p>0.1859998703</text:p>
          </table:table-cell>
          <table:table-cell office:value-type="float" office:value="0.323999881744385" calcext:value-type="float">
            <text:p>0.323999881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.015" calcext:value-type="float">
            <text:p>1.015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5]-[.B5])/[.G5]" office:value-type="percentage" office:value="-8.20000076293945" calcext:value-type="percentage">
            <text:p>-820.00%</text:p>
          </table:table-cell>
          <table:table-cell table:style-name="ce2" table:formula="of:=([.H5]-[.C5])/[.H5]" office:value-type="percentage" office:value="0.814000129699707" calcext:value-type="percentage">
            <text:p>81.40%</text:p>
          </table:table-cell>
          <table:table-cell table:style-name="ce2" table:formula="of:=([.I5]-[.D5])/[.I5]" office:value-type="percentage" office:value="0.680788293847897" calcext:value-type="percentage">
            <text:p>68.08%</text:p>
          </table:table-cell>
          <table:table-cell table:style-name="ce4" office:value-type="string" calcext:value-type="string">
            <text:p>jana_wolf_fixed2</text:p>
          </table:table-cell>
          <table:table-cell table:style-name="ce6" table:formula="of:=SUM([.K5];[.K24];[.K43])/3" office:value-type="string" office:string-value="" calcext:value-type="error">
            <text:p>#DIV/0!</text:p>
          </table:table-cell>
          <table:table-cell table:style-name="ce6" table:formula="of:=SUM([.L5];[.L24];[.L43])/3" office:value-type="percentage" office:value="0.811314454892786" calcext:value-type="percentage">
            <text:p>81.13%</text:p>
          </table:table-cell>
          <table:table-cell table:style-name="ce6" table:formula="of:=SUM([.M5];[.M24];[.M43])/3" office:value-type="percentage" office:value="0.675834579439892" calcext:value-type="percentage">
            <text:p>67.5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532000064849854" calcext:value-type="float">
            <text:p>0.5320000648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39000034332275" calcext:value-type="float">
            <text:p>0.5390000343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97" calcext:value-type="float">
            <text:p>0.297</text:p>
          </table:table-cell>
          <table:table-cell office:value-type="float" office:value="2.265" calcext:value-type="float">
            <text:p>2.265</text:p>
          </table:table-cell>
          <table:table-cell office:value-type="float" office:value="2.562" calcext:value-type="float">
            <text:p>2.562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6]-[.B6])/[.G6]" office:value-type="percentage" office:value="-0.791246009595466" calcext:value-type="percentage">
            <text:p>-79.12%</text:p>
          </table:table-cell>
          <table:table-cell table:style-name="ce2" table:formula="of:=([.H6]-[.C6])/[.H6]" office:value-type="percentage" office:value="0.996909505747275" calcext:value-type="percentage">
            <text:p>99.69%</text:p>
          </table:table-cell>
          <table:table-cell table:style-name="ce2" table:formula="of:=([.I6]-[.D6])/[.I6]" office:value-type="percentage" office:value="0.789617472938222" calcext:value-type="percentage">
            <text:p>78.96%</text:p>
          </table:table-cell>
          <table:table-cell table:style-name="ce4" office:value-type="string" calcext:value-type="string">
            <text:p>biomod14</text:p>
          </table:table-cell>
          <table:table-cell table:style-name="ce6" table:formula="of:=SUM([.K6];[.K25];[.K44])/3" office:value-type="percentage" office:value="-0.803425017998687" calcext:value-type="percentage">
            <text:p>-80.34%</text:p>
          </table:table-cell>
          <table:table-cell table:style-name="ce6" table:formula="of:=SUM([.L6];[.L25];[.L44])/3" office:value-type="percentage" office:value="0.996778794278365" calcext:value-type="percentage">
            <text:p>99.68%</text:p>
          </table:table-cell>
          <table:table-cell table:style-name="ce6" table:formula="of:=SUM([.M6];[.M25];[.M44])/3" office:value-type="percentage" office:value="0.799145523751999" calcext:value-type="percentage">
            <text:p>79.9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7000150680542" calcext:value-type="float">
            <text:p>0.067000150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8000078201294" calcext:value-type="float">
            <text:p>0.0680000782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4" office:value-type="string" calcext:value-type="string">
            <text:p>biomod22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3000154495239" calcext:value-type="float">
            <text:p>0.1130001545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0.15500020980835" calcext:value-type="float">
            <text:p>0.1550002098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8]-[.B8])/[.G8]" office:value-type="percentage" office:value="-2.53125482797623" calcext:value-type="percentage">
            <text:p>-253.13%</text:p>
          </table:table-cell>
          <table:table-cell table:style-name="ce2" table:formula="of:=([.H8]-[.C8])/[.H8]" office:value-type="percentage" office:value="0.754385641443799" calcext:value-type="percentage">
            <text:p>75.44%</text:p>
          </table:table-cell>
          <table:table-cell table:style-name="ce2" table:formula="of:=([.I8]-[.D8])/[.I8]" office:value-type="percentage" office:value="0.236452168431775" calcext:value-type="percentage">
            <text:p>23.65%</text:p>
          </table:table-cell>
          <table:table-cell table:style-name="ce4" office:value-type="string" calcext:value-type="string">
            <text:p>biomod33</text:p>
          </table:table-cell>
          <table:table-cell table:style-name="ce6" table:formula="of:=SUM([.K8];[.K27];[.K46])/3" office:value-type="percentage" office:value="-2.5268846218304" calcext:value-type="percentage">
            <text:p>-252.69%</text:p>
          </table:table-cell>
          <table:table-cell table:style-name="ce6" table:formula="of:=SUM([.L8];[.L27];[.L46])/3" office:value-type="percentage" office:value="0.7580668135268" calcext:value-type="percentage">
            <text:p>75.81%</text:p>
          </table:table-cell>
          <table:table-cell table:style-name="ce6" table:formula="of:=SUM([.M8];[.M27];[.M46])/3" office:value-type="percentage" office:value="0.258211571775315" calcext:value-type="percentage">
            <text:p>25.82%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0002307891846" calcext:value-type="float">
            <text:p>0.033000230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40001583099365" calcext:value-type="float">
            <text:p>0.03400015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9]-[.B9])/[.G9]" office:value-type="percentage" office:value="-1.06251442432404" calcext:value-type="percentage">
            <text:p>-106.25%</text:p>
          </table:table-cell>
          <table:table-cell table:style-name="ce2" table:formula="of:=([.H9]-[.C9])/[.H9]" office:value-type="percentage" office:value="0.933338165283203" calcext:value-type="percentage">
            <text:p>93.33%</text:p>
          </table:table-cell>
          <table:table-cell table:style-name="ce2" table:formula="of:=([.I9]-[.D9])/[.I9]" office:value-type="percentage" office:value="-0.096779300320533" calcext:value-type="percentage">
            <text:p>-9.68%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SUM([.K9];[.K28];[.K47])/3" office:value-type="string" office:string-value="" calcext:value-type="error">
            <text:p>#DIV/0!</text:p>
          </table:table-cell>
          <table:table-cell table:style-name="ce6" table:formula="of:=SUM([.L9];[.L28];[.L47])/3" office:value-type="percentage" office:value="0.934721655315823" calcext:value-type="percentage">
            <text:p>93.47%</text:p>
          </table:table-cell>
          <table:table-cell table:style-name="ce6" table:formula="of:=SUM([.M9];[.M28];[.M47])/3" office:value-type="percentage" office:value="-0.332618856942782" calcext:value-type="percentage">
            <text:p>-33.26%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001068115234" calcext:value-type="float">
            <text:p>0.038000106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90000343322754" calcext:value-type="float">
            <text:p>0.0390000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10]-[.B10])/[.G10]" office:value-type="percentage" office:value="-1.53334045410156" calcext:value-type="percentage">
            <text:p>-153.33%</text:p>
          </table:table-cell>
          <table:table-cell table:style-name="ce2" table:formula="of:=([.H10]-[.C10])/[.H10]" office:value-type="percentage" office:value="0.937504529953003" calcext:value-type="percentage">
            <text:p>93.75%</text:p>
          </table:table-cell>
          <table:table-cell table:style-name="ce2" table:formula="of:=([.I10]-[.D10])/[.I10]" office:value-type="percentage" office:value="-0.258065623621787" calcext:value-type="percentage">
            <text:p>-25.81%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SUM([.K10];[.K29];[.K48])/3" office:value-type="string" office:string-value="" calcext:value-type="error">
            <text:p>#DIV/0!</text:p>
          </table:table-cell>
          <table:table-cell table:style-name="ce6" table:formula="of:=SUM([.L10];[.L29];[.L48])/3" office:value-type="percentage" office:value="0.937502046426137" calcext:value-type="percentage">
            <text:p>93.75%</text:p>
          </table:table-cell>
          <table:table-cell table:style-name="ce6" table:formula="of:=SUM([.M10];[.M29];[.M48])/3" office:value-type="percentage" office:value="-0.169355486028938" calcext:value-type="percentage">
            <text:p>-16.94%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200005531311" calcext:value-type="float">
            <text:p>0.2920000553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96000003814697" calcext:value-type="float">
            <text:p>0.29600000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69" calcext:value-type="float">
            <text:p>2.469</text:p>
          </table:table-cell>
          <table:table-cell office:value-type="float" office:value="2.594" calcext:value-type="float">
            <text:p>2.594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11]-[.B11])/[.G11]" office:value-type="percentage" office:value="-1.33600044250488" calcext:value-type="percentage">
            <text:p>-133.60%</text:p>
          </table:table-cell>
          <table:table-cell table:style-name="ce2" table:formula="of:=([.H11]-[.C11])/[.H11]" office:value-type="percentage" office:value="0.998379931753104" calcext:value-type="percentage">
            <text:p>99.84%</text:p>
          </table:table-cell>
          <table:table-cell table:style-name="ce2" table:formula="of:=([.I11]-[.D11])/[.I11]" office:value-type="percentage" office:value="0.885890515106131" calcext:value-type="percentage">
            <text:p>88.59%</text:p>
          </table:table-cell>
          <table:table-cell table:style-name="ce4" office:value-type="float" office:value="50" calcext:value-type="float">
            <text:p>50</text:p>
          </table:table-cell>
          <table:table-cell table:style-name="ce6" table:formula="of:=SUM([.K11];[.K30];[.K49])/3" office:value-type="percentage" office:value="-1.20000005903698" calcext:value-type="percentage">
            <text:p>-120.00%</text:p>
          </table:table-cell>
          <table:table-cell table:style-name="ce6" table:formula="of:=SUM([.L11];[.L30];[.L49])/3" office:value-type="percentage" office:value="0.998383160571763" calcext:value-type="percentage">
            <text:p>99.84%</text:p>
          </table:table-cell>
          <table:table-cell table:style-name="ce6" table:formula="of:=SUM([.M11];[.M30];[.M49])/3" office:value-type="percentage" office:value="0.889010892389136" calcext:value-type="percentage">
            <text:p>88.90%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5000038146973" calcext:value-type="float">
            <text:p>0.5850000381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92000007629395" calcext:value-type="float">
            <text:p>0.5920000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734" calcext:value-type="float">
            <text:p>12.734</text:p>
          </table:table-cell>
          <table:table-cell office:value-type="float" office:value="13.031" calcext:value-type="float">
            <text:p>13.031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12]-[.B12])/[.G12]" office:value-type="percentage" office:value="-0.969697098137955" calcext:value-type="percentage">
            <text:p>-96.97%</text:p>
          </table:table-cell>
          <table:table-cell table:style-name="ce2" table:formula="of:=([.H12]-[.C12])/[.H12]" office:value-type="percentage" office:value="0.999450292957247" calcext:value-type="percentage">
            <text:p>99.95%</text:p>
          </table:table-cell>
          <table:table-cell table:style-name="ce2" table:formula="of:=([.I12]-[.D12])/[.I12]" office:value-type="percentage" office:value="0.954569871258584" calcext:value-type="percentage">
            <text:p>95.46%</text:p>
          </table:table-cell>
          <table:table-cell table:style-name="ce4" office:value-type="float" office:value="100" calcext:value-type="float">
            <text:p>100</text:p>
          </table:table-cell>
          <table:table-cell table:style-name="ce6" table:formula="of:=SUM([.K12];[.K31];[.K50])/3" office:value-type="percentage" office:value="-0.956190968946919" calcext:value-type="percentage">
            <text:p>-95.62%</text:p>
          </table:table-cell>
          <table:table-cell table:style-name="ce6" table:formula="of:=SUM([.L12];[.L31];[.L50])/3" office:value-type="percentage" office:value="0.999448159925311" calcext:value-type="percentage">
            <text:p>99.94%</text:p>
          </table:table-cell>
          <table:table-cell table:style-name="ce6" table:formula="of:=SUM([.M12];[.M31];[.M50])/3" office:value-type="percentage" office:value="0.954765371008128" calcext:value-type="percentage">
            <text:p>95.48%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4000015258789" calcext:value-type="float">
            <text:p>0.9340000153</text:p>
          </table:table-cell>
          <table:table-cell office:value-type="float" office:value="0.00999999046325684" calcext:value-type="float">
            <text:p>0.0099999905</text:p>
          </table:table-cell>
          <table:table-cell office:value-type="float" office:value="0.944000005722046" calcext:value-type="float">
            <text:p>0.94400000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31" calcext:value-type="float">
            <text:p>35.531</text:p>
          </table:table-cell>
          <table:table-cell office:value-type="float" office:value="36.062" calcext:value-type="float">
            <text:p>36.062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13]-[.B13])/[.G13]" office:value-type="percentage" office:value="-0.75894541479998" calcext:value-type="percentage">
            <text:p>-75.89%</text:p>
          </table:table-cell>
          <table:table-cell table:style-name="ce2" table:formula="of:=([.H13]-[.C13])/[.H13]" office:value-type="percentage" office:value="0.999718555895887" calcext:value-type="percentage">
            <text:p>99.97%</text:p>
          </table:table-cell>
          <table:table-cell table:style-name="ce2" table:formula="of:=([.I13]-[.D13])/[.I13]" office:value-type="percentage" office:value="0.973822860470244" calcext:value-type="percentage">
            <text:p>97.38%</text:p>
          </table:table-cell>
          <table:table-cell table:style-name="ce4" office:value-type="float" office:value="150" calcext:value-type="float">
            <text:p>150</text:p>
          </table:table-cell>
          <table:table-cell table:style-name="ce6" table:formula="of:=SUM([.K13];[.K32];[.K51])/3" office:value-type="percentage" office:value="-0.72459519632073" calcext:value-type="percentage">
            <text:p>-72.46%</text:p>
          </table:table-cell>
          <table:table-cell table:style-name="ce6" table:formula="of:=SUM([.L13];[.L32];[.L51])/3" office:value-type="percentage" office:value="0.999690500040334" calcext:value-type="percentage">
            <text:p>99.97%</text:p>
          </table:table-cell>
          <table:table-cell table:style-name="ce6" table:formula="of:=SUM([.M13];[.M32];[.M51])/3" office:value-type="percentage" office:value="0.974292896825341" calcext:value-type="percentage">
            <text:p>97.43%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1900000572205" calcext:value-type="float">
            <text:p>1.3190000057</text:p>
          </table:table-cell>
          <table:table-cell office:value-type="float" office:value="0.0150001049041748" calcext:value-type="float">
            <text:p>0.0150001049</text:p>
          </table:table-cell>
          <table:table-cell office:value-type="float" office:value="1.33400011062622" calcext:value-type="float">
            <text:p>1.33400011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59" calcext:value-type="float">
            <text:p>0.859</text:p>
          </table:table-cell>
          <table:table-cell office:value-type="float" office:value="76.688" calcext:value-type="float">
            <text:p>76.688</text:p>
          </table:table-cell>
          <table:table-cell office:value-type="float" office:value="77.547" calcext:value-type="float">
            <text:p>77.547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14]-[.B14])/[.G14]" office:value-type="percentage" office:value="-0.535506409455234" calcext:value-type="percentage">
            <text:p>-53.55%</text:p>
          </table:table-cell>
          <table:table-cell table:style-name="ce2" table:formula="of:=([.H14]-[.C14])/[.H14]" office:value-type="percentage" office:value="0.999804400885351" calcext:value-type="percentage">
            <text:p>99.98%</text:p>
          </table:table-cell>
          <table:table-cell table:style-name="ce2" table:formula="of:=([.I14]-[.D14])/[.I14]" office:value-type="percentage" office:value="0.982797527813762" calcext:value-type="percentage">
            <text:p>98.28%</text:p>
          </table:table-cell>
          <table:table-cell table:style-name="ce4" office:value-type="float" office:value="200" calcext:value-type="float">
            <text:p>200</text:p>
          </table:table-cell>
          <table:table-cell table:style-name="ce6" table:formula="of:=SUM([.K14];[.K33];[.K52])/3" office:value-type="percentage" office:value="-0.543494060964335" calcext:value-type="percentage">
            <text:p>-54.35%</text:p>
          </table:table-cell>
          <table:table-cell table:style-name="ce6" table:formula="of:=SUM([.L14];[.L33];[.L52])/3" office:value-type="percentage" office:value="0.999813156568995" calcext:value-type="percentage">
            <text:p>99.98%</text:p>
          </table:table-cell>
          <table:table-cell table:style-name="ce6" table:formula="of:=SUM([.M14];[.M33];[.M52])/3" office:value-type="percentage" office:value="0.983027527671008" calcext:value-type="percentage">
            <text:p>98.30%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4300003051758" calcext:value-type="float">
            <text:p>1.7430000305</text:p>
          </table:table-cell>
          <table:table-cell office:value-type="float" office:value="0.0179998874664307" calcext:value-type="float">
            <text:p>0.0179998875</text:p>
          </table:table-cell>
          <table:table-cell office:value-type="float" office:value="1.76099991798401" calcext:value-type="float">
            <text:p>1.7609999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297" calcext:value-type="float">
            <text:p>142.297</text:p>
          </table:table-cell>
          <table:table-cell office:value-type="float" office:value="143.516" calcext:value-type="float">
            <text:p>143.516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15]-[.B15])/[.G15]" office:value-type="percentage" office:value="-0.429860566462328" calcext:value-type="percentage">
            <text:p>-42.99%</text:p>
          </table:table-cell>
          <table:table-cell table:style-name="ce2" table:formula="of:=([.H15]-[.C15])/[.H15]" office:value-type="percentage" office:value="0.999873504800056" calcext:value-type="percentage">
            <text:p>99.99%</text:p>
          </table:table-cell>
          <table:table-cell table:style-name="ce2" table:formula="of:=([.I15]-[.D15])/[.I15]" office:value-type="percentage" office:value="0.987729591697204" calcext:value-type="percentage">
            <text:p>98.77%</text:p>
          </table:table-cell>
          <table:table-cell table:style-name="ce4" office:value-type="float" office:value="250" calcext:value-type="float">
            <text:p>250</text:p>
          </table:table-cell>
          <table:table-cell table:style-name="ce6" table:formula="of:=SUM([.K15];[.K34];[.K53])/3" office:value-type="percentage" office:value="-0.41072118133315" calcext:value-type="percentage">
            <text:p>-41.07%</text:p>
          </table:table-cell>
          <table:table-cell table:style-name="ce6" table:formula="of:=SUM([.L15];[.L34];[.L53])/3" office:value-type="percentage" office:value="0.999838498714369" calcext:value-type="percentage">
            <text:p>99.98%</text:p>
          </table:table-cell>
          <table:table-cell table:style-name="ce6" table:formula="of:=SUM([.M15];[.M34];[.M53])/3" office:value-type="percentage" office:value="0.987818104191116" calcext:value-type="percentage">
            <text:p>98.78%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2099995613098" calcext:value-type="float">
            <text:p>2.220999956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4300003051758" calcext:value-type="float">
            <text:p>2.24300003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246.766" calcext:value-type="float">
            <text:p>246.766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16]-[.B16])/[.G16]" office:value-type="percentage" office:value="-0.328349256059199" calcext:value-type="percentage">
            <text:p>-32.83%</text:p>
          </table:table-cell>
          <table:table-cell table:style-name="ce2" table:formula="of:=([.H16]-[.C16])/[.H16]" office:value-type="percentage" office:value="0.999910238217228" calcext:value-type="percentage">
            <text:p>99.99%</text:p>
          </table:table-cell>
          <table:table-cell table:style-name="ce2" table:formula="of:=([.I16]-[.D16])/[.I16]" office:value-type="percentage" office:value="0.990910417032664" calcext:value-type="percentage">
            <text:p>99.09%</text:p>
          </table:table-cell>
          <table:table-cell table:style-name="ce4" office:value-type="float" office:value="300" calcext:value-type="float">
            <text:p>300</text:p>
          </table:table-cell>
          <table:table-cell table:style-name="ce6" table:formula="of:=SUM([.K16];[.K35];[.K54])/3" office:value-type="percentage" office:value="-0.310365623201841" calcext:value-type="percentage">
            <text:p>-31.04%</text:p>
          </table:table-cell>
          <table:table-cell table:style-name="ce6" table:formula="of:=SUM([.L16];[.L35];[.L54])/3" office:value-type="percentage" office:value="0.999910327683675" calcext:value-type="percentage">
            <text:p>99.99%</text:p>
          </table:table-cell>
          <table:table-cell table:style-name="ce6" table:formula="of:=SUM([.M16];[.M35];[.M54])/3" office:value-type="percentage" office:value="0.990960453188035" calcext:value-type="percentage">
            <text:p>99.10%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4699997901916" calcext:value-type="float">
            <text:p>2.74699997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7300000190735" calcext:value-type="float">
            <text:p>2.773000001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78.562" calcext:value-type="float">
            <text:p>378.562</text:p>
          </table:table-cell>
          <table:table-cell office:value-type="float" office:value="380.734" calcext:value-type="float">
            <text:p>380.734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17]-[.B17])/[.G17]" office:value-type="percentage" office:value="-0.264732955349523" calcext:value-type="percentage">
            <text:p>-26.47%</text:p>
          </table:table-cell>
          <table:table-cell table:style-name="ce2" table:formula="of:=([.H17]-[.C17])/[.H17]" office:value-type="percentage" office:value="0.999931318983712" calcext:value-type="percentage">
            <text:p>99.99%</text:p>
          </table:table-cell>
          <table:table-cell table:style-name="ce2" table:formula="of:=([.I17]-[.D17])/[.I17]" office:value-type="percentage" office:value="0.992716699843178" calcext:value-type="percentage">
            <text:p>99.27%</text:p>
          </table:table-cell>
          <table:table-cell table:style-name="ce4" office:value-type="float" office:value="350" calcext:value-type="float">
            <text:p>350</text:p>
          </table:table-cell>
          <table:table-cell table:style-name="ce6" table:formula="of:=SUM([.K17];[.K36];[.K55])/3" office:value-type="percentage" office:value="-0.263399039022563" calcext:value-type="percentage">
            <text:p>-26.34%</text:p>
          </table:table-cell>
          <table:table-cell table:style-name="ce6" table:formula="of:=SUM([.L17];[.L36];[.L55])/3" office:value-type="percentage" office:value="0.999931458005527" calcext:value-type="percentage">
            <text:p>99.99%</text:p>
          </table:table-cell>
          <table:table-cell table:style-name="ce6" table:formula="of:=SUM([.M17];[.M36];[.M55])/3" office:value-type="percentage" office:value="0.992595285420604" calcext:value-type="percentage">
            <text:p>99.26%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200010299683" calcext:value-type="float">
            <text:p>3.242000103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27400016784668" calcext:value-type="float">
            <text:p>3.27400016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41.953" calcext:value-type="float">
            <text:p>541.953</text:p>
          </table:table-cell>
          <table:table-cell office:value-type="float" office:value="544.781" calcext:value-type="float">
            <text:p>544.781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18]-[.B18])/[.G18]" office:value-type="percentage" office:value="-0.146393247170023" calcext:value-type="percentage">
            <text:p>-14.64%</text:p>
          </table:table-cell>
          <table:table-cell table:style-name="ce2" table:formula="of:=([.H18]-[.C18])/[.H18]" office:value-type="percentage" office:value="0.999940954169735" calcext:value-type="percentage">
            <text:p>99.99%</text:p>
          </table:table-cell>
          <table:table-cell table:style-name="ce2" table:formula="of:=([.I18]-[.D18])/[.I18]" office:value-type="percentage" office:value="0.993990245313536" calcext:value-type="percentage">
            <text:p>99.40%</text:p>
          </table:table-cell>
          <table:table-cell table:style-name="ce4" office:value-type="float" office:value="400" calcext:value-type="float">
            <text:p>400</text:p>
          </table:table-cell>
          <table:table-cell table:style-name="ce6" table:formula="of:=SUM([.K18];[.K37];[.K56])/3" office:value-type="percentage" office:value="-0.151614001091966" calcext:value-type="percentage">
            <text:p>-15.16%</text:p>
          </table:table-cell>
          <table:table-cell table:style-name="ce6" table:formula="of:=SUM([.L18];[.L37];[.L56])/3" office:value-type="percentage" office:value="0.999939362243967" calcext:value-type="percentage">
            <text:p>99.99%</text:p>
          </table:table-cell>
          <table:table-cell table:style-name="ce6" table:formula="of:=SUM([.M18];[.M37];[.M56])/3" office:value-type="percentage" office:value="0.993990826490125" calcext:value-type="percentage">
            <text:p>99.40%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3999991416931" calcext:value-type="float">
            <text:p>3.8399999142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859" calcext:value-type="float">
            <text:p>764.859</text:p>
          </table:table-cell>
          <table:table-cell office:value-type="float" office:value="768.281" calcext:value-type="float">
            <text:p>768.281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G19]-[.B19])/[.G19]" office:value-type="percentage" office:value="-0.122150763930249" calcext:value-type="percentage">
            <text:p>-12.22%</text:p>
          </table:table-cell>
          <table:table-cell table:style-name="ce2" table:formula="of:=([.H19]-[.C19])/[.H19]" office:value-type="percentage" office:value="0.999945087845847" calcext:value-type="percentage">
            <text:p>99.99%</text:p>
          </table:table-cell>
          <table:table-cell table:style-name="ce2" table:formula="of:=([.I19]-[.D19])/[.I19]" office:value-type="percentage" office:value="0.994947161299729" calcext:value-type="percentage">
            <text:p>99.49%</text:p>
          </table:table-cell>
          <table:table-cell table:style-name="ce4" office:value-type="float" office:value="450" calcext:value-type="float">
            <text:p>450</text:p>
          </table:table-cell>
          <table:table-cell table:style-name="ce6" table:formula="of:=SUM([.K19];[.K38];[.K57])/3" office:value-type="percentage" office:value="-0.127521121884096" calcext:value-type="percentage">
            <text:p>-12.75%</text:p>
          </table:table-cell>
          <table:table-cell table:style-name="ce6" table:formula="of:=SUM([.L19];[.L38];[.L57])/3" office:value-type="percentage" office:value="0.999953481680313" calcext:value-type="percentage">
            <text:p>100.00%</text:p>
          </table:table-cell>
          <table:table-cell table:style-name="ce6" table:formula="of:=SUM([.M19];[.M38];[.M57])/3" office:value-type="percentage" office:value="0.994908402529461" calcext:value-type="percentage">
            <text:p>99.49%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900002479553" calcext:value-type="float">
            <text:p>4.5490000248</text:p>
          </table:table-cell>
          <table:table-cell office:value-type="float" office:value="0.0389997959136963" calcext:value-type="float">
            <text:p>0.0389997959</text:p>
          </table:table-cell>
          <table:table-cell office:value-type="float" office:value="4.58799982070923" calcext:value-type="float">
            <text:p>4.58799982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97" calcext:value-type="float">
            <text:p>4.297</text:p>
          </table:table-cell>
          <table:table-cell office:value-type="float" office:value="1030.09" calcext:value-type="float">
            <text:p>1030.09</text:p>
          </table:table-cell>
          <table:table-cell office:value-type="float" office:value="1034.39" calcext:value-type="float">
            <text:p>1034.39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G20]-[.B20])/[.G20]" office:value-type="percentage" office:value="-0.0586455724448528" calcext:value-type="percentage">
            <text:p>-5.86%</text:p>
          </table:table-cell>
          <table:table-cell table:style-name="ce2" table:formula="of:=([.H20]-[.C20])/[.H20]" office:value-type="percentage" office:value="0.999962139428677" calcext:value-type="percentage">
            <text:p>100.00%</text:p>
          </table:table-cell>
          <table:table-cell table:style-name="ce2" table:formula="of:=([.I20]-[.D20])/[.I20]" office:value-type="percentage" office:value="0.995564535793357" calcext:value-type="percentage">
            <text:p>99.56%</text:p>
          </table:table-cell>
          <table:table-cell table:style-name="ce4" office:value-type="float" office:value="500" calcext:value-type="float">
            <text:p>500</text:p>
          </table:table-cell>
          <table:table-cell table:style-name="ce6" table:formula="of:=SUM([.K20];[.K39];[.K58])/3" office:value-type="percentage" office:value="-0.0643771662591373" calcext:value-type="percentage">
            <text:p>-6.44%</text:p>
          </table:table-cell>
          <table:table-cell table:style-name="ce6" table:formula="of:=SUM([.L20];[.L39];[.L58])/3" office:value-type="percentage" office:value="0.99995579728363" calcext:value-type="percentage">
            <text:p>100.00%</text:p>
          </table:table-cell>
          <table:table-cell table:style-name="ce6" table:formula="of:=SUM([.M20];[.M39];[.M58])/3" office:value-type="percentage" office:value="0.995564834400805" calcext:value-type="percentage">
            <text:p>99.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4"/>
          <table:table-cell office:value-type="string" calcext:value-type="string">
            <text:p>Trial 2 </text:p>
          </table:table-cell>
          <table:table-cell table:number-columns-repeated="3"/>
          <table:table-cell table:style-name="ce1" office:value-type="string" calcext:value-type="string">
            <text:p>Trial 2 </text:p>
          </table:table-cell>
          <table:table-cell table:style-name="ce2" table:number-columns-repeated="3"/>
          <table:table-cell table:number-columns-repeated="5"/>
          <table:table-cell table:style-name="ce1" office:value-type="string" calcext:value-type="string">
            <text:p>JKM results: roadrunner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3" table:number-columns-repeated="3"/>
          <table:table-cell table:style-name="ce1"/>
          <table:table-cell table:style-name="ce1" office:value-type="string" calcext:value-type="string">
            <text:p>Andy's results: roadrunner (avg 3 trials)</text:p>
          </table:table-cell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7000112533569" calcext:value-type="float">
            <text:p>0.1070001125</text:p>
          </table:table-cell>
          <table:table-cell office:value-type="float" office:value="0" calcext:value-type="float">
            <text:p>0</text:p>
          </table:table-cell>
          <table:table-cell office:value-type="float" office:value="0.107000112533569" calcext:value-type="float">
            <text:p>0.1070001125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 office:value-type="string" calcext:value-type="string">
            <text:p>jean_marie</text:p>
          </table:table-cell>
          <table:table-cell table:formula="of:=([.B4]+[.B23]+[.B42])/3" office:value-type="float" office:value="0.110000054041544" calcext:value-type="float">
            <text:p>0.110000054</text:p>
          </table:table-cell>
          <table:table-cell table:formula="of:=([.C4]+[.C23]+[.C42])/3" office:value-type="float" office:value="0.000333309173583984" calcext:value-type="float">
            <text:p>0.0003333092</text:p>
          </table:table-cell>
          <table:table-cell table:formula="of:=([.D4]+[.D23]+[.D42])/3" office:value-type="float" office:value="0.110333363215128" calcext:value-type="float">
            <text:p>0.1103333632</text:p>
          </table:table-cell>
          <table:table-cell table:style-name="ce1" office:value-type="string" calcext:value-type="string">
            <text:p>jean_marie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700008392334" calcext:value-type="float">
            <text:p>0.1370000839</text:p>
          </table:table-cell>
          <table:table-cell office:value-type="float" office:value="0.187999963760376" calcext:value-type="float">
            <text:p>0.1879999638</text:p>
          </table:table-cell>
          <table:table-cell office:value-type="float" office:value="0.325000047683716" calcext:value-type="float">
            <text:p>0.325000047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24]-[.B24])/[.G24]" office:value-type="string" office:string-value="" calcext:value-type="error">
            <text:p>#DIV/0!</text:p>
          </table:table-cell>
          <table:table-cell table:style-name="ce2" table:formula="of:=([.H24]-[.C24])/[.H24]" office:value-type="percentage" office:value="0.80894312625978" calcext:value-type="percentage">
            <text:p>80.89%</text:p>
          </table:table-cell>
          <table:table-cell table:style-name="ce2" table:formula="of:=([.I24]-[.D24])/[.I24]" office:value-type="percentage" office:value="0.669715398695411" calcext:value-type="percentage">
            <text:p>66.97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B5]+[.B24]+[.B43])/3" office:value-type="float" office:value="0.136333386103312" calcext:value-type="float">
            <text:p>0.1363333861</text:p>
          </table:table-cell>
          <table:table-cell table:formula="of:=([.C5]+[.C24]+[.C43])/3" office:value-type="float" office:value="0.187666575113932" calcext:value-type="float">
            <text:p>0.1876665751</text:p>
          </table:table-cell>
          <table:table-cell table:formula="of:=([.D5]+[.D24]+[.D43])/3" office:value-type="float" office:value="0.323999961217245" calcext:value-type="float">
            <text:p>0.3239999612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0999937057495" calcext:value-type="float">
            <text:p>0.4909999371</text:p>
          </table:table-cell>
          <table:table-cell office:value-type="float" office:value="0.00799989700317383" calcext:value-type="float">
            <text:p>0.007999897</text:p>
          </table:table-cell>
          <table:table-cell office:value-type="float" office:value="0.498999834060669" calcext:value-type="float">
            <text:p>0.498999834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81" calcext:value-type="float">
            <text:p>0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2.563" calcext:value-type="float">
            <text:p>2.563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25]-[.B25])/[.G25]" office:value-type="percentage" office:value="-0.747330736859413" calcext:value-type="percentage">
            <text:p>-74.73%</text:p>
          </table:table-cell>
          <table:table-cell table:style-name="ce2" table:formula="of:=([.H25]-[.C25])/[.H25]" office:value-type="percentage" office:value="0.996494348377224" calcext:value-type="percentage">
            <text:p>99.65%</text:p>
          </table:table-cell>
          <table:table-cell table:style-name="ce2" table:formula="of:=([.I25]-[.D25])/[.I25]" office:value-type="percentage" office:value="0.805306346445311" calcext:value-type="percentage">
            <text:p>80.53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B6]+[.B25]+[.B44])/3" office:value-type="float" office:value="0.506333351135254" calcext:value-type="float">
            <text:p>0.5063333511</text:p>
          </table:table-cell>
          <table:table-cell table:formula="of:=([.C6]+[.C25]+[.C44])/3" office:value-type="float" office:value="0.00733327865600586" calcext:value-type="float">
            <text:p>0.0073332787</text:p>
          </table:table-cell>
          <table:table-cell table:formula="of:=([.D6]+[.D25]+[.D44])/3" office:value-type="float" office:value="0.51366662979126" calcext:value-type="float">
            <text:p>0.5136666298</text:p>
          </table:table-cell>
          <table:table-cell table:style-name="ce1" office:value-type="string" calcext:value-type="string">
            <text:p>biomod14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59999847412109" calcext:value-type="float">
            <text:p>0.065999984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69999122619629" calcext:value-type="float">
            <text:p>0.0669999123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 table:formula="of:=([.B7]+[.B26]+[.B45])/3" office:value-type="float" office:value="0.0670000712076823" calcext:value-type="float">
            <text:p>0.0670000712</text:p>
          </table:table-cell>
          <table:table-cell table:formula="of:=([.C7]+[.C26]+[.C45])/3" office:value-type="float" office:value="0.000999927520751953" calcext:value-type="float">
            <text:p>0.0009999275</text:p>
          </table:table-cell>
          <table:table-cell table:formula="of:=([.D7]+[.D26]+[.D45])/3" office:value-type="float" office:value="0.0679999987284343" calcext:value-type="float">
            <text:p>0.0679999987</text:p>
          </table:table-cell>
          <table:table-cell table:style-name="ce1"/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27]-[.B27])/[.G27]" office:value-type="percentage" office:value="-2.46875190734863" calcext:value-type="percentage">
            <text:p>-246.88%</text:p>
          </table:table-cell>
          <table:table-cell table:style-name="ce2" table:formula="of:=([.H27]-[.C27])/[.H27]" office:value-type="percentage" office:value="0.748538112082677" calcext:value-type="percentage">
            <text:p>74.85%</text:p>
          </table:table-cell>
          <table:table-cell table:style-name="ce2" table:formula="of:=([.I27]-[.D27])/[.I27]" office:value-type="percentage" office:value="0.241379094241288" calcext:value-type="percentage">
            <text:p>24.14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B8]+[.B27]+[.B46])/3" office:value-type="float" office:value="0.111666758855184" calcext:value-type="float">
            <text:p>0.1116667589</text:p>
          </table:table-cell>
          <table:table-cell table:formula="of:=([.C8]+[.C27]+[.C46])/3" office:value-type="float" office:value="0.0426666736602783" calcext:value-type="float">
            <text:p>0.0426666737</text:p>
          </table:table-cell>
          <table:table-cell table:formula="of:=([.D8]+[.D27]+[.D46])/3" office:value-type="float" office:value="0.154333432515463" calcext:value-type="float">
            <text:p>0.1543334325</text:p>
          </table:table-cell>
          <table:table-cell table:style-name="ce1" office:value-type="string" calcext:value-type="string">
            <text:p>biomod33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9998779296875" calcext:value-type="float">
            <text:p>0.0279998779</text:p>
          </table:table-cell>
          <table:table-cell office:value-type="float" office:value="0.00100016593933105" calcext:value-type="float">
            <text:p>0.0010001659</text:p>
          </table:table-cell>
          <table:table-cell office:value-type="float" office:value="0.0290000438690186" calcext:value-type="float">
            <text:p>0.0290000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28]-[.B28])/[.G28]" office:value-type="string" office:string-value="" calcext:value-type="error">
            <text:p>#DIV/0!</text:p>
          </table:table-cell>
          <table:table-cell table:style-name="ce2" table:formula="of:=([.H28]-[.C28])/[.H28]" office:value-type="percentage" office:value="0.933322270711263" calcext:value-type="percentage">
            <text:p>93.33%</text:p>
          </table:table-cell>
          <table:table-cell table:style-name="ce2" table:formula="of:=([.I28]-[.D28])/[.I28]" office:value-type="percentage" office:value="-0.933336257934571" calcext:value-type="percentage">
            <text:p>-93.33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B9]+[.B28]+[.B47])/3" office:value-type="float" office:value="0.0300000508626302" calcext:value-type="float">
            <text:p>0.0300000509</text:p>
          </table:table-cell>
          <table:table-cell table:formula="of:=([.C9]+[.C28]+[.C47])/3" office:value-type="float" office:value="0.00100000699361165" calcext:value-type="float">
            <text:p>0.001000007</text:p>
          </table:table-cell>
          <table:table-cell table:formula="of:=([.D9]+[.D28]+[.D47])/3" office:value-type="float" office:value="0.0310000578562419" calcext:value-type="float">
            <text:p>0.0310000579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9999198913574" calcext:value-type="float">
            <text:p>0.0339999199</text:p>
          </table:table-cell>
          <table:table-cell office:value-type="float" office:value="0.00200009346008301" calcext:value-type="float">
            <text:p>0.002000093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29]-[.B29])/[.G29]" office:value-type="string" office:string-value="" calcext:value-type="error">
            <text:p>#DIV/0!</text:p>
          </table:table-cell>
          <table:table-cell table:style-name="ce2" table:formula="of:=([.H29]-[.C29])/[.H29]" office:value-type="percentage" office:value="0.937497079372406" calcext:value-type="percentage">
            <text:p>93.75%</text:p>
          </table:table-cell>
          <table:table-cell table:style-name="ce2" table:formula="of:=([.I29]-[.D29])/[.I29]" office:value-type="percentage" office:value="-0.125000417232513" calcext:value-type="percentage">
            <text:p>-12.50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B10]+[.B29]+[.B48])/3" office:value-type="float" office:value="0.0356667041778564" calcext:value-type="float">
            <text:p>0.0356667042</text:p>
          </table:table-cell>
          <table:table-cell table:formula="of:=([.C10]+[.C29]+[.C48])/3" office:value-type="float" office:value="0.00133331616719564" calcext:value-type="float">
            <text:p>0.0013333162</text:p>
          </table:table-cell>
          <table:table-cell table:formula="of:=([.D10]+[.D29]+[.D48])/3" office:value-type="float" office:value="0.0370000203450521" calcext:value-type="float">
            <text:p>0.0370000203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999997138977" calcext:value-type="float">
            <text:p>0.2799999714</text:p>
          </table:table-cell>
          <table:table-cell office:value-type="float" office:value="0.00400018692016602" calcext:value-type="float">
            <text:p>0.0040001869</text:p>
          </table:table-cell>
          <table:table-cell office:value-type="float" office:value="0.284000158309936" calcext:value-type="float">
            <text:p>0.28400015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office:value-type="float" office:value="2.469" calcext:value-type="float">
            <text:p>2.469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30]-[.B30])/[.G30]" office:value-type="percentage" office:value="-0.999999795641218" calcext:value-type="percentage">
            <text:p>-100.00%</text:p>
          </table:table-cell>
          <table:table-cell table:style-name="ce2" table:formula="of:=([.H30]-[.C30])/[.H30]" office:value-type="percentage" office:value="0.998379835188268" calcext:value-type="percentage">
            <text:p>99.84%</text:p>
          </table:table-cell>
          <table:table-cell table:style-name="ce2" table:formula="of:=([.I30]-[.D30])/[.I30]" office:value-type="percentage" office:value="0.891145972284424" calcext:value-type="percentage">
            <text:p>89.11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14" calcext:value-type="float">
            <text:p>0.0314</text:p>
          </table:table-cell>
          <table:table-cell table:formula="of:=[.O30]+[.P30]" office:value-type="float" office:value="0.3744" calcext:value-type="float">
            <text:p>0.3744</text:p>
          </table:table-cell>
          <table:table-cell table:style-name="ce1" office:value-type="float" office:value="50" calcext:value-type="float">
            <text:p>50</text:p>
          </table:table-cell>
          <table:table-cell table:formula="of:=([.B11]+[.B30]+[.B49])/3" office:value-type="float" office:value="0.285000006357829" calcext:value-type="float">
            <text:p>0.2850000064</text:p>
          </table:table-cell>
          <table:table-cell table:formula="of:=([.C11]+[.C30]+[.C49])/3" office:value-type="float" office:value="0.00400002797444661" calcext:value-type="float">
            <text:p>0.004000028</text:p>
          </table:table-cell>
          <table:table-cell table:formula="of:=([.D11]+[.D30]+[.D49])/3" office:value-type="float" office:value="0.289000034332275" calcext:value-type="float">
            <text:p>0.2890000343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S30]-[.O30])/[.O30]" office:value-type="percentage" office:value="-0.169096191376593" calcext:value-type="percentage">
            <text:p>-16.91%</text:p>
          </table:table-cell>
          <table:table-cell table:style-name="ce2" table:formula="of:=([.T30]-[.P30])/[.P30]" office:value-type="percentage" office:value="-0.87261057406221" calcext:value-type="percentage">
            <text:p>-87.26%</text:p>
          </table:table-cell>
          <table:table-cell table:style-name="ce2" table:formula="of:=([.U30]-[.Q30])/[.Q30]" office:value-type="percentage" office:value="-0.228098198898838" calcext:value-type="percentage">
            <text:p>-22.81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2000017166138" calcext:value-type="float">
            <text:p>0.5820000172</text:p>
          </table:table-cell>
          <table:table-cell office:value-type="float" office:value="0.00600004196166992" calcext:value-type="float">
            <text:p>0.006000042</text:p>
          </table:table-cell>
          <table:table-cell office:value-type="float" office:value="0.588000059127808" calcext:value-type="float">
            <text:p>0.58800005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6" calcext:value-type="float">
            <text:p>0.296</text:p>
          </table:table-cell>
          <table:table-cell office:value-type="float" office:value="12.688" calcext:value-type="float">
            <text:p>12.688</text:p>
          </table:table-cell>
          <table:table-cell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31]-[.B31])/[.G31]" office:value-type="percentage" office:value="-0.966216274209925" calcext:value-type="percentage">
            <text:p>-96.62%</text:p>
          </table:table-cell>
          <table:table-cell table:style-name="ce2" table:formula="of:=([.H31]-[.C31])/[.H31]" office:value-type="percentage" office:value="0.999527108924837" calcext:value-type="percentage">
            <text:p>99.95%</text:p>
          </table:table-cell>
          <table:table-cell table:style-name="ce2" table:formula="of:=([.I31]-[.D31])/[.I31]" office:value-type="percentage" office:value="0.954713488976601" calcext:value-type="percentage">
            <text:p>95.47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687" calcext:value-type="float">
            <text:p>0.687</text:p>
          </table:table-cell>
          <table:table-cell office:value-type="float" office:value="0.031" calcext:value-type="float">
            <text:p>0.031</text:p>
          </table:table-cell>
          <table:table-cell table:formula="of:=[.O31]+[.P31]" office:value-type="float" office:value="0.718" calcext:value-type="float">
            <text:p>0.718</text:p>
          </table:table-cell>
          <table:table-cell table:style-name="ce1" office:value-type="float" office:value="100" calcext:value-type="float">
            <text:p>100</text:p>
          </table:table-cell>
          <table:table-cell table:formula="of:=([.B12]+[.B31]+[.B50])/3" office:value-type="float" office:value="0.580333312352499" calcext:value-type="float">
            <text:p>0.5803333124</text:p>
          </table:table-cell>
          <table:table-cell table:formula="of:=([.C12]+[.C31]+[.C50])/3" office:value-type="float" office:value="0.00700004895528158" calcext:value-type="float">
            <text:p>0.007000049</text:p>
          </table:table-cell>
          <table:table-cell table:formula="of:=([.D12]+[.D31]+[.D50])/3" office:value-type="float" office:value="0.58733336130778" calcext:value-type="float">
            <text:p>0.5873333613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S31]-[.O31])/[.O31]" office:value-type="percentage" office:value="-0.155264465280206" calcext:value-type="percentage">
            <text:p>-15.53%</text:p>
          </table:table-cell>
          <table:table-cell table:style-name="ce2" table:formula="of:=([.T31]-[.P31])/[.P31]" office:value-type="percentage" office:value="-0.774191969184465" calcext:value-type="percentage">
            <text:p>-77.42%</text:p>
          </table:table-cell>
          <table:table-cell table:style-name="ce2" table:formula="of:=([.U31]-[.Q31])/[.Q31]" office:value-type="percentage" office:value="-0.18198696196688" calcext:value-type="percentage">
            <text:p>-18.20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14999961853027" calcext:value-type="float">
            <text:p>0.9149999619</text:p>
          </table:table-cell>
          <table:table-cell office:value-type="float" office:value="0.0109999179840088" calcext:value-type="float">
            <text:p>0.010999918</text:p>
          </table:table-cell>
          <table:table-cell office:value-type="float" office:value="0.925999879837036" calcext:value-type="float">
            <text:p>0.9259998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2" calcext:value-type="float">
            <text:p>0.532</text:p>
          </table:table-cell>
          <table:table-cell office:value-type="float" office:value="35.578" calcext:value-type="float">
            <text:p>35.578</text:p>
          </table:table-cell>
          <table:table-cell office:value-type="float" office:value="36.11" calcext:value-type="float">
            <text:p>36.11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32]-[.B32])/[.G32]" office:value-type="percentage" office:value="-0.719924740325239" calcext:value-type="percentage">
            <text:p>-71.99%</text:p>
          </table:table-cell>
          <table:table-cell table:style-name="ce2" table:formula="of:=([.H32]-[.C32])/[.H32]" office:value-type="percentage" office:value="0.999690822475012" calcext:value-type="percentage">
            <text:p>99.97%</text:p>
          </table:table-cell>
          <table:table-cell table:style-name="ce2" table:formula="of:=([.I32]-[.D32])/[.I32]" office:value-type="percentage" office:value="0.974356137362586" calcext:value-type="percentage">
            <text:p>97.44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.138" calcext:value-type="float">
            <text:p>1.138</text:p>
          </table:table-cell>
          <table:table-cell office:value-type="float" office:value="0.063" calcext:value-type="float">
            <text:p>0.063</text:p>
          </table:table-cell>
          <table:table-cell table:formula="of:=[.O32]+[.P32]" office:value-type="float" office:value="1.201" calcext:value-type="float">
            <text:p>1.201</text:p>
          </table:table-cell>
          <table:table-cell table:style-name="ce1" office:value-type="float" office:value="150" calcext:value-type="float">
            <text:p>150</text:p>
          </table:table-cell>
          <table:table-cell table:formula="of:=([.B13]+[.B32]+[.B51])/3" office:value-type="float" office:value="0.916333357493082" calcext:value-type="float">
            <text:p>0.9163333575</text:p>
          </table:table-cell>
          <table:table-cell table:formula="of:=([.C13]+[.C32]+[.C51])/3" office:value-type="float" office:value="0.0109999974568685" calcext:value-type="float">
            <text:p>0.0109999975</text:p>
          </table:table-cell>
          <table:table-cell table:formula="of:=([.D13]+[.D32]+[.D51])/3" office:value-type="float" office:value="0.927333354949951" calcext:value-type="float">
            <text:p>0.9273333549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S32]-[.O32])/[.O32]" office:value-type="percentage" office:value="-0.19478615334527" calcext:value-type="percentage">
            <text:p>-19.48%</text:p>
          </table:table-cell>
          <table:table-cell table:style-name="ce2" table:formula="of:=([.T32]-[.P32])/[.P32]" office:value-type="percentage" office:value="-0.825396865763992" calcext:value-type="percentage">
            <text:p>-82.54%</text:p>
          </table:table-cell>
          <table:table-cell table:style-name="ce2" table:formula="of:=([.U32]-[.Q32])/[.Q32]" office:value-type="percentage" office:value="-0.227865649500457" calcext:value-type="percentage">
            <text:p>-22.79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0200004577637" calcext:value-type="float">
            <text:p>1.30200004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31599998474121" calcext:value-type="float">
            <text:p>1.31599998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28" calcext:value-type="float">
            <text:p>0.828</text:p>
          </table:table-cell>
          <table:table-cell office:value-type="float" office:value="76.672" calcext:value-type="float">
            <text:p>76.672</text:p>
          </table:table-cell>
          <table:table-cell office:value-type="float" office:value="77.5" calcext:value-type="float">
            <text:p>77.5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33]-[.B33])/[.G33]" office:value-type="percentage" office:value="-0.57246382340141" calcext:value-type="percentage">
            <text:p>-57.25%</text:p>
          </table:table-cell>
          <table:table-cell table:style-name="ce2" table:formula="of:=([.H33]-[.C33])/[.H33]" office:value-type="percentage" office:value="0.999817404802733" calcext:value-type="percentage">
            <text:p>99.98%</text:p>
          </table:table-cell>
          <table:table-cell table:style-name="ce2" table:formula="of:=([.I33]-[.D33])/[.I33]" office:value-type="percentage" office:value="0.983019355035597" calcext:value-type="percentage">
            <text:p>98.30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.622" calcext:value-type="float">
            <text:p>1.622</text:p>
          </table:table-cell>
          <table:table-cell office:value-type="float" office:value="0.078" calcext:value-type="float">
            <text:p>0.078</text:p>
          </table:table-cell>
          <table:table-cell table:formula="of:=[.O33]+[.P33]" office:value-type="float" office:value="1.7" calcext:value-type="float">
            <text:p>1.7</text:p>
          </table:table-cell>
          <table:table-cell table:style-name="ce1" office:value-type="float" office:value="200" calcext:value-type="float">
            <text:p>200</text:p>
          </table:table-cell>
          <table:table-cell table:formula="of:=([.B14]+[.B33]+[.B52])/3" office:value-type="float" office:value="1.30200004577637" calcext:value-type="float">
            <text:p>1.3020000458</text:p>
          </table:table-cell>
          <table:table-cell table:formula="of:=([.C14]+[.C33]+[.C52])/3" office:value-type="float" office:value="0.0143333276112875" calcext:value-type="float">
            <text:p>0.0143333276</text:p>
          </table:table-cell>
          <table:table-cell table:formula="of:=([.D14]+[.D33]+[.D52])/3" office:value-type="float" office:value="1.31633337338765" calcext:value-type="float">
            <text:p>1.3163333734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S33]-[.O33])/[.O33]" office:value-type="percentage" office:value="-0.19728727140791" calcext:value-type="percentage">
            <text:p>-19.73%</text:p>
          </table:table-cell>
          <table:table-cell table:style-name="ce2" table:formula="of:=([.T33]-[.P33])/[.P33]" office:value-type="percentage" office:value="-0.816239389598879" calcext:value-type="percentage">
            <text:p>-81.62%</text:p>
          </table:table-cell>
          <table:table-cell table:style-name="ce2" table:formula="of:=([.U33]-[.Q33])/[.Q33]" office:value-type="percentage" office:value="-0.225686250948439" calcext:value-type="percentage">
            <text:p>-22.57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2699999809265" calcext:value-type="float">
            <text:p>1.7269999981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1.75300002098084" calcext:value-type="float">
            <text:p>1.7530000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34" calcext:value-type="float">
            <text:p>1.234</text:p>
          </table:table-cell>
          <table:table-cell office:value-type="float" office:value="142.203" calcext:value-type="float">
            <text:p>142.203</text:p>
          </table:table-cell>
          <table:table-cell office:value-type="float" office:value="143.437" calcext:value-type="float">
            <text:p>143.437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34]-[.B34])/[.G34]" office:value-type="percentage" office:value="-0.399513774791452" calcext:value-type="percentage">
            <text:p>-39.95%</text:p>
          </table:table-cell>
          <table:table-cell table:style-name="ce2" table:formula="of:=([.H34]-[.C34])/[.H34]" office:value-type="percentage" office:value="0.999817162627454" calcext:value-type="percentage">
            <text:p>99.98%</text:p>
          </table:table-cell>
          <table:table-cell table:style-name="ce2" table:formula="of:=([.I34]-[.D34])/[.I34]" office:value-type="percentage" office:value="0.987778606489394" calcext:value-type="percentage">
            <text:p>98.78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.215" calcext:value-type="float">
            <text:p>2.215</text:p>
          </table:table-cell>
          <table:table-cell office:value-type="float" office:value="0.097" calcext:value-type="float">
            <text:p>0.097</text:p>
          </table:table-cell>
          <table:table-cell table:formula="of:=[.O34]+[.P34]" office:value-type="float" office:value="2.312" calcext:value-type="float">
            <text:p>2.312</text:p>
          </table:table-cell>
          <table:table-cell table:style-name="ce1" office:value-type="float" office:value="250" calcext:value-type="float">
            <text:p>250</text:p>
          </table:table-cell>
          <table:table-cell table:formula="of:=([.B15]+[.B34]+[.B53])/3" office:value-type="float" office:value="1.72666668891907" calcext:value-type="float">
            <text:p>1.7266666889</text:p>
          </table:table-cell>
          <table:table-cell table:formula="of:=([.C15]+[.C34]+[.C53])/3" office:value-type="float" office:value="0.0230000019073486" calcext:value-type="float">
            <text:p>0.0230000019</text:p>
          </table:table-cell>
          <table:table-cell table:formula="of:=([.D15]+[.D34]+[.D53])/3" office:value-type="float" office:value="1.74966669082642" calcext:value-type="float">
            <text:p>1.7496666908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S34]-[.O34])/[.O34]" office:value-type="percentage" office:value="-0.220466506131347" calcext:value-type="percentage">
            <text:p>-22.05%</text:p>
          </table:table-cell>
          <table:table-cell table:style-name="ce2" table:formula="of:=([.T34]-[.P34])/[.P34]" office:value-type="percentage" office:value="-0.762886578274756" calcext:value-type="percentage">
            <text:p>-76.29%</text:p>
          </table:table-cell>
          <table:table-cell table:style-name="ce2" table:formula="of:=([.U34]-[.Q34])/[.Q34]" office:value-type="percentage" office:value="-0.243223749642553" calcext:value-type="percentage">
            <text:p>-24.32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0199990272522" calcext:value-type="float">
            <text:p>2.2019999027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2399997711182" calcext:value-type="float">
            <text:p>2.22399997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719" calcext:value-type="float">
            <text:p>1.719</text:p>
          </table:table-cell>
          <table:table-cell office:value-type="float" office:value="245.391" calcext:value-type="float">
            <text:p>245.391</text:p>
          </table:table-cell>
          <table:table-cell office:value-type="float" office:value="247.11" calcext:value-type="float">
            <text:p>247.11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35]-[.B35])/[.G35]" office:value-type="percentage" office:value="-0.28097725580292" calcext:value-type="percentage">
            <text:p>-28.10%</text:p>
          </table:table-cell>
          <table:table-cell table:style-name="ce2" table:formula="of:=([.H35]-[.C35])/[.H35]" office:value-type="percentage" office:value="0.999910346857111" calcext:value-type="percentage">
            <text:p>99.99%</text:p>
          </table:table-cell>
          <table:table-cell table:style-name="ce2" table:formula="of:=([.I35]-[.D35])/[.I35]" office:value-type="percentage" office:value="0.990999959624816" calcext:value-type="percentage">
            <text:p>99.10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2.839" calcext:value-type="float">
            <text:p>2.839</text:p>
          </table:table-cell>
          <table:table-cell office:value-type="float" office:value="0.125" calcext:value-type="float">
            <text:p>0.125</text:p>
          </table:table-cell>
          <table:table-cell table:formula="of:=[.O35]+[.P35]" office:value-type="float" office:value="2.964" calcext:value-type="float">
            <text:p>2.964</text:p>
          </table:table-cell>
          <table:table-cell table:style-name="ce1" office:value-type="float" office:value="300" calcext:value-type="float">
            <text:p>300</text:p>
          </table:table-cell>
          <table:table-cell table:formula="of:=([.B16]+[.B35]+[.B54])/3" office:value-type="float" office:value="2.21099996566772" calcext:value-type="float">
            <text:p>2.2109999657</text:p>
          </table:table-cell>
          <table:table-cell table:formula="of:=([.C16]+[.C35]+[.C54])/3" office:value-type="float" office:value="0.0220000743865967" calcext:value-type="float">
            <text:p>0.0220000744</text:p>
          </table:table-cell>
          <table:table-cell table:formula="of:=([.D16]+[.D35]+[.D54])/3" office:value-type="float" office:value="2.23300004005432" calcext:value-type="float">
            <text:p>2.2330000401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S35]-[.O35])/[.O35]" office:value-type="percentage" office:value="-0.221204661617568" calcext:value-type="percentage">
            <text:p>-22.12%</text:p>
          </table:table-cell>
          <table:table-cell table:style-name="ce2" table:formula="of:=([.T35]-[.P35])/[.P35]" office:value-type="percentage" office:value="-0.823999404907226" calcext:value-type="percentage">
            <text:p>-82.40%</text:p>
          </table:table-cell>
          <table:table-cell table:style-name="ce2" table:formula="of:=([.U35]-[.Q35])/[.Q35]" office:value-type="percentage" office:value="-0.246626167323103" calcext:value-type="percentage">
            <text:p>-24.66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300000190735" calcext:value-type="float">
            <text:p>2.773000001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9900002479553" calcext:value-type="float">
            <text:p>2.79900002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66.391" calcext:value-type="float">
            <text:p>366.391</text:p>
          </table:table-cell>
          <table:table-cell office:value-type="float" office:value="368.563" calcext:value-type="float">
            <text:p>368.563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36]-[.B36])/[.G36]" office:value-type="percentage" office:value="-0.276703499957343" calcext:value-type="percentage">
            <text:p>-27.67%</text:p>
          </table:table-cell>
          <table:table-cell table:style-name="ce2" table:formula="of:=([.H36]-[.C36])/[.H36]" office:value-type="percentage" office:value="0.999929037495768" calcext:value-type="percentage">
            <text:p>99.99%</text:p>
          </table:table-cell>
          <table:table-cell table:style-name="ce2" table:formula="of:=([.I36]-[.D36])/[.I36]" office:value-type="percentage" office:value="0.992405640216746" calcext:value-type="percentage">
            <text:p>99.24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3.541" calcext:value-type="float">
            <text:p>3.541</text:p>
          </table:table-cell>
          <table:table-cell office:value-type="float" office:value="0.125" calcext:value-type="float">
            <text:p>0.125</text:p>
          </table:table-cell>
          <table:table-cell table:formula="of:=[.O36]+[.P36]" office:value-type="float" office:value="3.666" calcext:value-type="float">
            <text:p>3.666</text:p>
          </table:table-cell>
          <table:table-cell table:style-name="ce1" office:value-type="float" office:value="350" calcext:value-type="float">
            <text:p>350</text:p>
          </table:table-cell>
          <table:table-cell table:formula="of:=([.B17]+[.B36]+[.B55])/3" office:value-type="float" office:value="2.76366662979126" calcext:value-type="float">
            <text:p>2.7636666298</text:p>
          </table:table-cell>
          <table:table-cell table:formula="of:=([.C17]+[.C36]+[.C55])/3" office:value-type="float" office:value="0.0256667137145996" calcext:value-type="float">
            <text:p>0.0256667137</text:p>
          </table:table-cell>
          <table:table-cell table:formula="of:=([.D17]+[.D36]+[.D55])/3" office:value-type="float" office:value="2.78933334350586" calcext:value-type="float">
            <text:p>2.7893333435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S36]-[.O36])/[.O36]" office:value-type="percentage" office:value="-0.219523685458554" calcext:value-type="percentage">
            <text:p>-21.95%</text:p>
          </table:table-cell>
          <table:table-cell table:style-name="ce2" table:formula="of:=([.T36]-[.P36])/[.P36]" office:value-type="percentage" office:value="-0.794666290283203" calcext:value-type="percentage">
            <text:p>-79.47%</text:p>
          </table:table-cell>
          <table:table-cell table:style-name="ce2" table:formula="of:=([.U36]-[.Q36])/[.Q36]" office:value-type="percentage" office:value="-0.239134385295728" calcext:value-type="percentage">
            <text:p>-23.91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300003051758" calcext:value-type="float">
            <text:p>3.2430000305</text:p>
          </table:table-cell>
          <table:table-cell office:value-type="float" office:value="0.0369999408721924" calcext:value-type="float">
            <text:p>0.0369999409</text:p>
          </table:table-cell>
          <table:table-cell office:value-type="float" office:value="3.27999997138977" calcext:value-type="float">
            <text:p>3.27999997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13" calcext:value-type="float">
            <text:p>2.813</text:p>
          </table:table-cell>
          <table:table-cell office:value-type="float" office:value="551.797" calcext:value-type="float">
            <text:p>551.797</text:p>
          </table:table-cell>
          <table:table-cell office:value-type="float" office:value="554.61" calcext:value-type="float">
            <text:p>554.61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37]-[.B37])/[.G37]" office:value-type="percentage" office:value="-0.152861724321926" calcext:value-type="percentage">
            <text:p>-15.29%</text:p>
          </table:table-cell>
          <table:table-cell table:style-name="ce2" table:formula="of:=([.H37]-[.C37])/[.H37]" office:value-type="percentage" office:value="0.999932946462427" calcext:value-type="percentage">
            <text:p>99.99%</text:p>
          </table:table-cell>
          <table:table-cell table:style-name="ce2" table:formula="of:=([.I37]-[.D37])/[.I37]" office:value-type="percentage" office:value="0.994085934311697" calcext:value-type="percentage">
            <text:p>99.41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4.197" calcext:value-type="float">
            <text:p>4.197</text:p>
          </table:table-cell>
          <table:table-cell office:value-type="float" office:value="0.156" calcext:value-type="float">
            <text:p>0.156</text:p>
          </table:table-cell>
          <table:table-cell table:formula="of:=[.O37]+[.P37]" office:value-type="float" office:value="4.353" calcext:value-type="float">
            <text:p>4.353</text:p>
          </table:table-cell>
          <table:table-cell table:style-name="ce1" office:value-type="float" office:value="400" calcext:value-type="float">
            <text:p>400</text:p>
          </table:table-cell>
          <table:table-cell table:formula="of:=([.B18]+[.B37]+[.B56])/3" office:value-type="float" office:value="3.25100008646647" calcext:value-type="float">
            <text:p>3.2510000865</text:p>
          </table:table-cell>
          <table:table-cell table:formula="of:=([.C18]+[.C37]+[.C56])/3" office:value-type="float" office:value="0.0329999923706055" calcext:value-type="float">
            <text:p>0.0329999924</text:p>
          </table:table-cell>
          <table:table-cell table:formula="of:=([.D18]+[.D37]+[.D56])/3" office:value-type="float" office:value="3.28400007883708" calcext:value-type="float">
            <text:p>3.2840000788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S37]-[.O37])/[.O37]" office:value-type="percentage" office:value="-0.225399073989404" calcext:value-type="percentage">
            <text:p>-22.54%</text:p>
          </table:table-cell>
          <table:table-cell table:style-name="ce2" table:formula="of:=([.T37]-[.P37])/[.P37]" office:value-type="percentage" office:value="-0.788461587367914" calcext:value-type="percentage">
            <text:p>-78.85%</text:p>
          </table:table-cell>
          <table:table-cell table:style-name="ce2" table:formula="of:=([.U37]-[.Q37])/[.Q37]" office:value-type="percentage" office:value="-0.245577744351694" calcext:value-type="percentage">
            <text:p>-24.56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4299993515015" calcext:value-type="float">
            <text:p>3.8429999352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75" calcext:value-type="float">
            <text:p>3.87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391" calcext:value-type="float">
            <text:p>3.391</text:p>
          </table:table-cell>
          <table:table-cell office:value-type="float" office:value="747.922" calcext:value-type="float">
            <text:p>747.922</text:p>
          </table:table-cell>
          <table:table-cell office:value-type="float" office:value="751.313" calcext:value-type="float">
            <text:p>751.313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G38]-[.B38])/[.G38]" office:value-type="percentage" office:value="-0.133293994441211" calcext:value-type="percentage">
            <text:p>-13.33%</text:p>
          </table:table-cell>
          <table:table-cell table:style-name="ce2" table:formula="of:=([.H38]-[.C38])/[.H38]" office:value-type="percentage" office:value="0.999957214703071" calcext:value-type="percentage">
            <text:p>100.00%</text:p>
          </table:table-cell>
          <table:table-cell table:style-name="ce2" table:formula="of:=([.I38]-[.D38])/[.I38]" office:value-type="percentage" office:value="0.994842362637143" calcext:value-type="percentage">
            <text:p>99.48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4.945" calcext:value-type="float">
            <text:p>4.945</text:p>
          </table:table-cell>
          <table:table-cell office:value-type="float" office:value="0.172" calcext:value-type="float">
            <text:p>0.172</text:p>
          </table:table-cell>
          <table:table-cell table:formula="of:=[.O38]+[.P38]" office:value-type="float" office:value="5.117" calcext:value-type="float">
            <text:p>5.117</text:p>
          </table:table-cell>
          <table:table-cell table:style-name="ce1" office:value-type="float" office:value="450" calcext:value-type="float">
            <text:p>450</text:p>
          </table:table-cell>
          <table:table-cell table:formula="of:=([.B19]+[.B38]+[.B57])/3" office:value-type="float" office:value="3.84666657447815" calcext:value-type="float">
            <text:p>3.8466665745</text:p>
          </table:table-cell>
          <table:table-cell table:formula="of:=([.C19]+[.C38]+[.C57])/3" office:value-type="float" office:value="0.0353333950042725" calcext:value-type="float">
            <text:p>0.035333395</text:p>
          </table:table-cell>
          <table:table-cell table:formula="of:=([.D19]+[.D38]+[.D57])/3" office:value-type="float" office:value="3.88199996948242" calcext:value-type="float">
            <text:p>3.8819999695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S38]-[.O38])/[.O38]" office:value-type="percentage" office:value="-0.222109893937685" calcext:value-type="percentage">
            <text:p>-22.21%</text:p>
          </table:table-cell>
          <table:table-cell table:style-name="ce2" table:formula="of:=([.T38]-[.P38])/[.P38]" office:value-type="percentage" office:value="-0.794573284858881" calcext:value-type="percentage">
            <text:p>-79.46%</text:p>
          </table:table-cell>
          <table:table-cell table:style-name="ce2" table:formula="of:=([.U38]-[.Q38])/[.Q38]" office:value-type="percentage" office:value="-0.241352360859406" calcext:value-type="percentage">
            <text:p>-24.14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299998283386" calcext:value-type="float">
            <text:p>4.5429999828</text:p>
          </table:table-cell>
          <table:table-cell office:value-type="float" office:value="0.0480000972747803" calcext:value-type="float">
            <text:p>0.0480000973</text:p>
          </table:table-cell>
          <table:table-cell office:value-type="float" office:value="4.59100008010864" calcext:value-type="float">
            <text:p>4.59100008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187" calcext:value-type="float">
            <text:p>4.187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019.02" calcext:value-type="float">
            <text:p>1019.02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G39]-[.B39])/[.G39]" office:value-type="percentage" office:value="-0.0850250735213427" calcext:value-type="percentage">
            <text:p>-8.50%</text:p>
          </table:table-cell>
          <table:table-cell table:style-name="ce2" table:formula="of:=([.H39]-[.C39])/[.H39]" office:value-type="percentage" office:value="0.999952701341826" calcext:value-type="percentage">
            <text:p>100.00%</text:p>
          </table:table-cell>
          <table:table-cell table:style-name="ce2" table:formula="of:=([.I39]-[.D39])/[.I39]" office:value-type="percentage" office:value="0.995494690898993" calcext:value-type="percentage">
            <text:p>99.55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5.975" calcext:value-type="float">
            <text:p>5.975</text:p>
          </table:table-cell>
          <table:table-cell office:value-type="float" office:value="0.203" calcext:value-type="float">
            <text:p>0.203</text:p>
          </table:table-cell>
          <table:table-cell table:formula="of:=[.O39]+[.P39]" office:value-type="float" office:value="6.178" calcext:value-type="float">
            <text:p>6.178</text:p>
          </table:table-cell>
          <table:table-cell table:style-name="ce1" office:value-type="float" office:value="500" calcext:value-type="float">
            <text:p>500</text:p>
          </table:table-cell>
          <table:table-cell table:formula="of:=([.B20]+[.B39]+[.B58])/3" office:value-type="float" office:value="4.52300000190735" calcext:value-type="float">
            <text:p>4.5230000019</text:p>
          </table:table-cell>
          <table:table-cell table:formula="of:=([.C20]+[.C39]+[.C58])/3" office:value-type="float" office:value="0.0453333059946696" calcext:value-type="float">
            <text:p>0.045333306</text:p>
          </table:table-cell>
          <table:table-cell table:formula="of:=([.D20]+[.D39]+[.D58])/3" office:value-type="float" office:value="4.56833330790202" calcext:value-type="float">
            <text:p>4.5683333079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S39]-[.O39])/[.O39]" office:value-type="percentage" office:value="-0.243012551982034" calcext:value-type="percentage">
            <text:p>-24.30%</text:p>
          </table:table-cell>
          <table:table-cell table:style-name="ce2" table:formula="of:=([.T39]-[.P39])/[.P39]" office:value-type="percentage" office:value="-0.776683221701135" calcext:value-type="percentage">
            <text:p>-77.67%</text:p>
          </table:table-cell>
          <table:table-cell table:style-name="ce2" table:formula="of:=([.U39]-[.Q39])/[.Q39]" office:value-type="percentage" office:value="-0.260548185836514" calcext:value-type="percentage">
            <text:p>-26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4"/>
          <table:table-cell office:value-type="string" calcext:value-type="string">
            <text:p>Trial 3 </text:p>
          </table:table-cell>
          <table:table-cell table:number-columns-repeated="3"/>
          <table:table-cell table:style-name="ce1" office:value-type="string" calcext:value-type="string">
            <text:p>Trial 3 </text:p>
          </table:table-cell>
          <table:table-cell table:style-name="ce2" table:number-columns-repeated="3"/>
          <table:table-cell table:number-columns-repeated="5"/>
          <table:table-cell table:style-name="ce1" office:value-type="string" calcext:value-type="string">
            <text:p>JKM results: Jarnac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3" table:number-columns-repeated="3"/>
          <table:table-cell table:style-name="ce1"/>
          <table:table-cell table:style-name="ce1" office:value-type="string" calcext:value-type="string">
            <text:p>Andy's results: Jarnac (avg 3 trials)</text:p>
          </table:table-cell>
          <table:table-cell table:style-name="ce1"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oad_time (s)</text:p>
          </table:table-cell>
          <table:table-cell table:style-name="ce4" office:value-type="string" calcext:value-type="string">
            <text:p>Run_time (s)</text:p>
          </table:table-cell>
          <table:table-cell table:style-name="ce4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8999967575073" calcext:value-type="float">
            <text:p>0.1089999676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109999895095825" calcext:value-type="float">
            <text:p>0.1099998951</text:p>
          </table:table-cell>
          <table:table-cell table:number-columns-repeated="5"/>
          <table:table-cell table:style-name="ce1"/>
          <table:table-cell table:style-name="ce2" table:number-columns-repeated="3"/>
          <table:table-cell table:number-columns-repeated="4"/>
          <table:table-cell table:style-name="ce1" office:value-type="string" calcext:value-type="string">
            <text:p>jean_marie</text:p>
          </table:table-cell>
          <table:table-cell table:number-columns-repeated="3"/>
          <table:table-cell table:style-name="ce1" office:value-type="string" calcext:value-type="string">
            <text:p>jean_marie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4000062942505" calcext:value-type="float">
            <text:p>0.1340000629</text:p>
          </table:table-cell>
          <table:table-cell office:value-type="float" office:value="0.188999891281128" calcext:value-type="float">
            <text:p>0.1889998913</text:p>
          </table:table-cell>
          <table:table-cell office:value-type="float" office:value="0.322999954223633" calcext:value-type="float">
            <text:p>0.3229999542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43]-[.B43])/[.G43]" office:value-type="string" office:string-value="" calcext:value-type="error">
            <text:p>#DIV/0!</text:p>
          </table:table-cell>
          <table:table-cell table:style-name="ce2" table:formula="of:=([.H43]-[.C43])/[.H43]" office:value-type="percentage" office:value="0.811000108718872" calcext:value-type="percentage">
            <text:p>81.10%</text:p>
          </table:table-cell>
          <table:table-cell table:style-name="ce2" table:formula="of:=([.I43]-[.D43])/[.I43]" office:value-type="percentage" office:value="0.677000045776367" calcext:value-type="percentage">
            <text:p>67.70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G5]+[.G24]+[.G43])/3" office:value-type="float" office:value="0.005" calcext:value-type="float">
            <text:p>0.005</text:p>
          </table:table-cell>
          <table:table-cell table:formula="of:=([.H5]+[.H24]+[.H43])/3" office:value-type="float" office:value="0.994666666666667" calcext:value-type="float">
            <text:p>0.9946666667</text:p>
          </table:table-cell>
          <table:table-cell table:formula="of:=([.I5]+[.I24]+[.I43])/3" office:value-type="float" office:value="0.999666666666667" calcext:value-type="float">
            <text:p>0.9996666667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6000051498413" calcext:value-type="float">
            <text:p>0.4960000515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03000020980835" calcext:value-type="float">
            <text:p>0.50300002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65" calcext:value-type="float">
            <text:p>0.265</text:p>
          </table:table-cell>
          <table:table-cell office:value-type="float" office:value="2.282" calcext:value-type="float">
            <text:p>2.282</text:p>
          </table:table-cell>
          <table:table-cell office:value-type="float" office:value="2.547" calcext:value-type="float">
            <text:p>2.547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44]-[.B44])/[.G44]" office:value-type="percentage" office:value="-0.871698307541181" calcext:value-type="percentage">
            <text:p>-87.17%</text:p>
          </table:table-cell>
          <table:table-cell table:style-name="ce2" table:formula="of:=([.H44]-[.C44])/[.H44]" office:value-type="percentage" office:value="0.996932528710595" calcext:value-type="percentage">
            <text:p>99.69%</text:p>
          </table:table-cell>
          <table:table-cell table:style-name="ce2" table:formula="of:=([.I44]-[.D44])/[.I44]" office:value-type="percentage" office:value="0.802512751872464" calcext:value-type="percentage">
            <text:p>80.25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G6]+[.G25]+[.G44])/3" office:value-type="float" office:value="0.281" calcext:value-type="float">
            <text:p>0.281</text:p>
          </table:table-cell>
          <table:table-cell table:formula="of:=([.H6]+[.H25]+[.H44])/3" office:value-type="float" office:value="2.27633333333333" calcext:value-type="float">
            <text:p>2.2763333333</text:p>
          </table:table-cell>
          <table:table-cell table:formula="of:=([.I6]+[.I25]+[.I44])/3" office:value-type="float" office:value="2.55733333333333" calcext:value-type="float">
            <text:p>2.5573333333</text:p>
          </table:table-cell>
          <table:table-cell table:style-name="ce1" office:value-type="string" calcext:value-type="string">
            <text:p>biomod14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8000078201294" calcext:value-type="float">
            <text:p>0.0680000782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90000057220459" calcext:value-type="float">
            <text:p>0.0690000057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style-name="ce2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9" calcext:value-type="float">
            <text:p>0.219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46]-[.B46])/[.G46]" office:value-type="percentage" office:value="-2.58064713016633" calcext:value-type="percentage">
            <text:p>-258.06%</text:p>
          </table:table-cell>
          <table:table-cell table:style-name="ce2" table:formula="of:=([.H46]-[.C46])/[.H46]" office:value-type="percentage" office:value="0.771276687053924" calcext:value-type="percentage">
            <text:p>77.13%</text:p>
          </table:table-cell>
          <table:table-cell table:style-name="ce2" table:formula="of:=([.I46]-[.D46])/[.I46]" office:value-type="percentage" office:value="0.296803452652883" calcext:value-type="percentage">
            <text:p>29.68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G8]+[.G27]+[.G46])/3" office:value-type="float" office:value="0.0316666666666667" calcext:value-type="float">
            <text:p>0.0316666667</text:p>
          </table:table-cell>
          <table:table-cell table:formula="of:=([.H8]+[.H27]+[.H46])/3" office:value-type="float" office:value="0.176666666666667" calcext:value-type="float">
            <text:p>0.1766666667</text:p>
          </table:table-cell>
          <table:table-cell table:formula="of:=([.I8]+[.I27]+[.I46])/3" office:value-type="float" office:value="0.208333333333333" calcext:value-type="float">
            <text:p>0.2083333333</text:p>
          </table:table-cell>
          <table:table-cell table:style-name="ce1" office:value-type="string" calcext:value-type="string">
            <text:p>biomod33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0000438690186" calcext:value-type="float">
            <text:p>0.0290000439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299999713897705" calcext:value-type="float">
            <text:p>0.0299999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47]-[.B47])/[.G47]" office:value-type="percentage" office:value="-0.933336257934571" calcext:value-type="percentage">
            <text:p>-93.33%</text:p>
          </table:table-cell>
          <table:table-cell table:style-name="ce2" table:formula="of:=([.H47]-[.C47])/[.H47]" office:value-type="percentage" office:value="0.937504529953003" calcext:value-type="percentage">
            <text:p>93.75%</text:p>
          </table:table-cell>
          <table:table-cell table:style-name="ce2" table:formula="of:=([.I47]-[.D47])/[.I47]" office:value-type="percentage" office:value="0.0322589874267577" calcext:value-type="percentage">
            <text:p>3.23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G9]+[.G28]+[.G47])/3" office:value-type="float" office:value="0.0103333333333333" calcext:value-type="float">
            <text:p>0.0103333333</text:p>
          </table:table-cell>
          <table:table-cell table:formula="of:=([.H9]+[.H28]+[.H47])/3" office:value-type="float" office:value="0.0153333333333333" calcext:value-type="float">
            <text:p>0.0153333333</text:p>
          </table:table-cell>
          <table:table-cell table:formula="of:=([.I9]+[.I28]+[.I47])/3" office:value-type="float" office:value="0.0256666666666667" calcext:value-type="float">
            <text:p>0.0256666667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0000858306885" calcext:value-type="float">
            <text:p>0.035000085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48]-[.B48])/[.G48]" office:value-type="percentage" office:value="-1.18750536441803" calcext:value-type="percentage">
            <text:p>-118.75%</text:p>
          </table:table-cell>
          <table:table-cell table:style-name="ce2" table:formula="of:=([.H48]-[.C48])/[.H48]" office:value-type="percentage" office:value="0.937504529953003" calcext:value-type="percentage">
            <text:p>93.75%</text:p>
          </table:table-cell>
          <table:table-cell table:style-name="ce2" table:formula="of:=([.I48]-[.D48])/[.I48]" office:value-type="percentage" office:value="-0.125000417232513" calcext:value-type="percentage">
            <text:p>-12.50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G10]+[.G29]+[.G48])/3" office:value-type="float" office:value="0.0103333333333333" calcext:value-type="float">
            <text:p>0.0103333333</text:p>
          </table:table-cell>
          <table:table-cell table:formula="of:=([.H10]+[.H29]+[.H48])/3" office:value-type="float" office:value="0.0213333333333333" calcext:value-type="float">
            <text:p>0.0213333333</text:p>
          </table:table-cell>
          <table:table-cell table:formula="of:=([.I10]+[.I29]+[.I48])/3" office:value-type="float" office:value="0.0316666666666667" calcext:value-type="float">
            <text:p>0.0316666667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82999992370606" calcext:value-type="float">
            <text:p>0.2829999924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86999940872192" calcext:value-type="float">
            <text:p>0.2869999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84" calcext:value-type="float">
            <text:p>2.484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49]-[.B49])/[.G49]" office:value-type="percentage" office:value="-1.26399993896484" calcext:value-type="percentage">
            <text:p>-126.40%</text:p>
          </table:table-cell>
          <table:table-cell table:style-name="ce2" table:formula="of:=([.H49]-[.C49])/[.H49]" office:value-type="percentage" office:value="0.998389714773918" calcext:value-type="percentage">
            <text:p>99.84%</text:p>
          </table:table-cell>
          <table:table-cell table:style-name="ce2" table:formula="of:=([.I49]-[.D49])/[.I49]" office:value-type="percentage" office:value="0.889996189776852" calcext:value-type="percentage">
            <text:p>89.00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3.5" calcext:value-type="float">
            <text:p>3.5</text:p>
          </table:table-cell>
          <table:table-cell table:formula="of:=[.O49]+[.P49]" office:value-type="float" office:value="3.76" calcext:value-type="float">
            <text:p>3.76</text:p>
          </table:table-cell>
          <table:table-cell table:style-name="ce1" office:value-type="float" office:value="50" calcext:value-type="float">
            <text:p>50</text:p>
          </table:table-cell>
          <table:table-cell table:formula="of:=([.G11]+[.G30]+[.G49])/3" office:value-type="float" office:value="0.13" calcext:value-type="float">
            <text:p>0.13</text:p>
          </table:table-cell>
          <table:table-cell table:formula="of:=([.H11]+[.H30]+[.H49])/3" office:value-type="float" office:value="2.474" calcext:value-type="float">
            <text:p>2.474</text:p>
          </table:table-cell>
          <table:table-cell table:formula="of:=([.I11]+[.I30]+[.I49])/3" office:value-type="float" office:value="2.604" calcext:value-type="float">
            <text:p>2.604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S49]-[.O49])/[.O49]" office:value-type="percentage" office:value="-0.5" calcext:value-type="percentage">
            <text:p>-50.00%</text:p>
          </table:table-cell>
          <table:table-cell table:style-name="ce2" table:formula="of:=([.T49]-[.P49])/[.P49]" office:value-type="percentage" office:value="-0.293142857142857" calcext:value-type="percentage">
            <text:p>-29.31%</text:p>
          </table:table-cell>
          <table:table-cell table:style-name="ce2" table:formula="of:=([.U49]-[.Q49])/[.Q49]" office:value-type="percentage" office:value="-0.307446808510638" calcext:value-type="percentage">
            <text:p>-30.74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3999881744385" calcext:value-type="float">
            <text:p>0.5739998817</text:p>
          </table:table-cell>
          <table:table-cell office:value-type="float" office:value="0.00800013542175293" calcext:value-type="float">
            <text:p>0.0080001354</text:p>
          </table:table-cell>
          <table:table-cell office:value-type="float" office:value="0.582000017166138" calcext:value-type="float">
            <text:p>0.5820000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37" calcext:value-type="float">
            <text:p>12.937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50]-[.B50])/[.G50]" office:value-type="percentage" office:value="-0.932659534492878" calcext:value-type="percentage">
            <text:p>-93.27%</text:p>
          </table:table-cell>
          <table:table-cell table:style-name="ce2" table:formula="of:=([.H50]-[.C50])/[.H50]" office:value-type="percentage" office:value="0.999367077893849" calcext:value-type="percentage">
            <text:p>99.94%</text:p>
          </table:table-cell>
          <table:table-cell table:style-name="ce2" table:formula="of:=([.I50]-[.D50])/[.I50]" office:value-type="percentage" office:value="0.955012752789199" calcext:value-type="percentage">
            <text:p>95.50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table:formula="of:=[.O50]+[.P50]" office:value-type="float" office:value="20.7" calcext:value-type="float">
            <text:p>20.7</text:p>
          </table:table-cell>
          <table:table-cell table:style-name="ce1" office:value-type="float" office:value="100" calcext:value-type="float">
            <text:p>100</text:p>
          </table:table-cell>
          <table:table-cell table:formula="of:=([.G12]+[.G31]+[.G50])/3" office:value-type="float" office:value="0.296666666666667" calcext:value-type="float">
            <text:p>0.2966666667</text:p>
          </table:table-cell>
          <table:table-cell table:formula="of:=([.H12]+[.H31]+[.H50])/3" office:value-type="float" office:value="12.6873333333333" calcext:value-type="float">
            <text:p>12.6873333333</text:p>
          </table:table-cell>
          <table:table-cell table:formula="of:=([.I12]+[.I31]+[.I50])/3"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S50]-[.O50])/[.O50]" office:value-type="percentage" office:value="-0.835185185185185" calcext:value-type="percentage">
            <text:p>-83.52%</text:p>
          </table:table-cell>
          <table:table-cell table:style-name="ce2" table:formula="of:=([.T50]-[.P50])/[.P50]" office:value-type="percentage" office:value="-0.328712522045855" calcext:value-type="percentage">
            <text:p>-32.87%</text:p>
          </table:table-cell>
          <table:table-cell table:style-name="ce2" table:formula="of:=([.U50]-[.Q50])/[.Q50]" office:value-type="percentage" office:value="-0.372753623188406" calcext:value-type="percentage">
            <text:p>-37.28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0000095367431" calcext:value-type="float">
            <text:p>0.9000000954</text:p>
          </table:table-cell>
          <table:table-cell office:value-type="float" office:value="0.0120000839233398" calcext:value-type="float">
            <text:p>0.0120000839</text:p>
          </table:table-cell>
          <table:table-cell office:value-type="float" office:value="0.912000179290772" calcext:value-type="float">
            <text:p>0.91200017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16" calcext:value-type="float">
            <text:p>35.516</text:p>
          </table:table-cell>
          <table:table-cell office:value-type="float" office:value="36.047" calcext:value-type="float">
            <text:p>36.047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51]-[.B51])/[.G51]" office:value-type="percentage" office:value="-0.694915433836971" calcext:value-type="percentage">
            <text:p>-69.49%</text:p>
          </table:table-cell>
          <table:table-cell table:style-name="ce2" table:formula="of:=([.H51]-[.C51])/[.H51]" office:value-type="percentage" office:value="0.999662121750103" calcext:value-type="percentage">
            <text:p>99.97%</text:p>
          </table:table-cell>
          <table:table-cell table:style-name="ce2" table:formula="of:=([.I51]-[.D51])/[.I51]" office:value-type="percentage" office:value="0.974699692643194" calcext:value-type="percentage">
            <text:p>97.47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office:value-type="float" office:value="53.4" calcext:value-type="float">
            <text:p>53.4</text:p>
          </table:table-cell>
          <table:table-cell table:formula="of:=[.O51]+[.P51]" office:value-type="float" office:value="59.7" calcext:value-type="float">
            <text:p>59.7</text:p>
          </table:table-cell>
          <table:table-cell table:style-name="ce1" office:value-type="float" office:value="150" calcext:value-type="float">
            <text:p>150</text:p>
          </table:table-cell>
          <table:table-cell table:formula="of:=([.G13]+[.G32]+[.G51])/3" office:value-type="float" office:value="0.531333333333333" calcext:value-type="float">
            <text:p>0.5313333333</text:p>
          </table:table-cell>
          <table:table-cell table:formula="of:=([.H13]+[.H32]+[.H51])/3" office:value-type="float" office:value="35.5416666666667" calcext:value-type="float">
            <text:p>35.5416666667</text:p>
          </table:table-cell>
          <table:table-cell table:formula="of:=([.I13]+[.I32]+[.I51])/3" office:value-type="float" office:value="36.073" calcext:value-type="float">
            <text:p>36.073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S51]-[.O51])/[.O51]" office:value-type="percentage" office:value="-0.915661375661376" calcext:value-type="percentage">
            <text:p>-91.57%</text:p>
          </table:table-cell>
          <table:table-cell table:style-name="ce2" table:formula="of:=([.T51]-[.P51])/[.P51]" office:value-type="percentage" office:value="-0.334425717852684" calcext:value-type="percentage">
            <text:p>-33.44%</text:p>
          </table:table-cell>
          <table:table-cell table:style-name="ce2" table:formula="of:=([.U51]-[.Q51])/[.Q51]" office:value-type="percentage" office:value="-0.395762144053601" calcext:value-type="percentage">
            <text:p>-39.58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500008583069" calcext:value-type="float">
            <text:p>1.28500008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29900002479553" calcext:value-type="float">
            <text:p>1.29900002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44" calcext:value-type="float">
            <text:p>0.844</text:p>
          </table:table-cell>
          <table:table-cell office:value-type="float" office:value="76.781" calcext:value-type="float">
            <text:p>76.781</text:p>
          </table:table-cell>
          <table:table-cell office:value-type="float" office:value="77.625" calcext:value-type="float">
            <text:p>77.625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52]-[.B52])/[.G52]" office:value-type="percentage" office:value="-0.522511950036361" calcext:value-type="percentage">
            <text:p>-52.25%</text:p>
          </table:table-cell>
          <table:table-cell table:style-name="ce2" table:formula="of:=([.H52]-[.C52])/[.H52]" office:value-type="percentage" office:value="0.9998176640189" calcext:value-type="percentage">
            <text:p>99.98%</text:p>
          </table:table-cell>
          <table:table-cell table:style-name="ce2" table:formula="of:=([.I52]-[.D52])/[.I52]" office:value-type="percentage" office:value="0.983265700163665" calcext:value-type="percentage">
            <text:p>98.33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.7" calcext:value-type="float">
            <text:p>15.7</text:p>
          </table:table-cell>
          <table:table-cell office:value-type="float" office:value="115" calcext:value-type="float">
            <text:p>115</text:p>
          </table:table-cell>
          <table:table-cell table:formula="of:=[.O52]+[.P52]" office:value-type="float" office:value="130.7" calcext:value-type="float">
            <text:p>130.7</text:p>
          </table:table-cell>
          <table:table-cell table:style-name="ce1" office:value-type="float" office:value="200" calcext:value-type="float">
            <text:p>200</text:p>
          </table:table-cell>
          <table:table-cell table:formula="of:=([.G14]+[.G33]+[.G52])/3" office:value-type="float" office:value="0.843666666666667" calcext:value-type="float">
            <text:p>0.8436666667</text:p>
          </table:table-cell>
          <table:table-cell table:formula="of:=([.H14]+[.H33]+[.H52])/3" office:value-type="float" office:value="76.7136666666667" calcext:value-type="float">
            <text:p>76.7136666667</text:p>
          </table:table-cell>
          <table:table-cell table:formula="of:=([.I14]+[.I33]+[.I52])/3" office:value-type="float" office:value="77.5573333333333" calcext:value-type="float">
            <text:p>77.5573333333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S52]-[.O52])/[.O52]" office:value-type="percentage" office:value="-0.946263269639066" calcext:value-type="percentage">
            <text:p>-94.63%</text:p>
          </table:table-cell>
          <table:table-cell table:style-name="ce2" table:formula="of:=([.T52]-[.P52])/[.P52]" office:value-type="percentage" office:value="-0.332924637681159" calcext:value-type="percentage">
            <text:p>-33.29%</text:p>
          </table:table-cell>
          <table:table-cell table:style-name="ce2" table:formula="of:=([.U52]-[.Q52])/[.Q52]" office:value-type="percentage" office:value="-0.406600357051772" calcext:value-type="percentage">
            <text:p>-40.66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1000003814697" calcext:value-type="float">
            <text:p>1.7100000381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1.7350001335144" calcext:value-type="float">
            <text:p>1.73500013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143.937" calcext:value-type="float">
            <text:p>143.937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53]-[.B53])/[.G53]" office:value-type="percentage" office:value="-0.402789202745671" calcext:value-type="percentage">
            <text:p>-40.28%</text:p>
          </table:table-cell>
          <table:table-cell table:style-name="ce2" table:formula="of:=([.H53]-[.C53])/[.H53]" office:value-type="percentage" office:value="0.999824828715597" calcext:value-type="percentage">
            <text:p>99.98%</text:p>
          </table:table-cell>
          <table:table-cell table:style-name="ce2" table:formula="of:=([.I53]-[.D53])/[.I53]" office:value-type="percentage" office:value="0.98794611438675" calcext:value-type="percentage">
            <text:p>98.79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9.1" calcext:value-type="float">
            <text:p>29.1</text:p>
          </table:table-cell>
          <table:table-cell office:value-type="float" office:value="221" calcext:value-type="float">
            <text:p>221</text:p>
          </table:table-cell>
          <table:table-cell table:formula="of:=[.O53]+[.P53]" office:value-type="float" office:value="250.1" calcext:value-type="float">
            <text:p>250.1</text:p>
          </table:table-cell>
          <table:table-cell table:style-name="ce1" office:value-type="float" office:value="250" calcext:value-type="float">
            <text:p>250</text:p>
          </table:table-cell>
          <table:table-cell table:formula="of:=([.G15]+[.G34]+[.G53])/3" office:value-type="float" office:value="1.224" calcext:value-type="float">
            <text:p>1.224</text:p>
          </table:table-cell>
          <table:table-cell table:formula="of:=([.H15]+[.H34]+[.H53])/3" office:value-type="float" office:value="142.406" calcext:value-type="float">
            <text:p>142.406</text:p>
          </table:table-cell>
          <table:table-cell table:formula="of:=([.I15]+[.I34]+[.I53])/3" office:value-type="float" office:value="143.63" calcext:value-type="float">
            <text:p>143.63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S53]-[.O53])/[.O53]" office:value-type="percentage" office:value="-0.957938144329897" calcext:value-type="percentage">
            <text:p>-95.79%</text:p>
          </table:table-cell>
          <table:table-cell table:style-name="ce2" table:formula="of:=([.T53]-[.P53])/[.P53]" office:value-type="percentage" office:value="-0.355628959276018" calcext:value-type="percentage">
            <text:p>-35.56%</text:p>
          </table:table-cell>
          <table:table-cell table:style-name="ce2" table:formula="of:=([.U53]-[.Q53])/[.Q53]" office:value-type="percentage" office:value="-0.425709716113555" calcext:value-type="percentage">
            <text:p>-42.57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1000003814697" calcext:value-type="float">
            <text:p>2.210000038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3200011253357" calcext:value-type="float">
            <text:p>2.23200011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531" calcext:value-type="float">
            <text:p>245.531</text:p>
          </table:table-cell>
          <table:table-cell office:value-type="float" office:value="247.203" calcext:value-type="float">
            <text:p>247.203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54]-[.B54])/[.G54]" office:value-type="percentage" office:value="-0.321770357743405" calcext:value-type="percentage">
            <text:p>-32.18%</text:p>
          </table:table-cell>
          <table:table-cell table:style-name="ce2" table:formula="of:=([.H54]-[.C54])/[.H54]" office:value-type="percentage" office:value="0.999910397976685" calcext:value-type="percentage">
            <text:p>99.99%</text:p>
          </table:table-cell>
          <table:table-cell table:style-name="ce2" table:formula="of:=([.I54]-[.D54])/[.I54]" office:value-type="percentage" office:value="0.990970982906625" calcext:value-type="percentage">
            <text:p>99.10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49.5" calcext:value-type="float">
            <text:p>49.5</text:p>
          </table:table-cell>
          <table:table-cell office:value-type="float" office:value="368" calcext:value-type="float">
            <text:p>368</text:p>
          </table:table-cell>
          <table:table-cell table:formula="of:=[.O54]+[.P54]" office:value-type="float" office:value="417.5" calcext:value-type="float">
            <text:p>417.5</text:p>
          </table:table-cell>
          <table:table-cell table:style-name="ce1" office:value-type="float" office:value="300" calcext:value-type="float">
            <text:p>300</text:p>
          </table:table-cell>
          <table:table-cell table:formula="of:=([.G16]+[.G35]+[.G54])/3" office:value-type="float" office:value="1.68766666666667" calcext:value-type="float">
            <text:p>1.6876666667</text:p>
          </table:table-cell>
          <table:table-cell table:formula="of:=([.H16]+[.H35]+[.H54])/3" office:value-type="float" office:value="245.338666666667" calcext:value-type="float">
            <text:p>245.3386666667</text:p>
          </table:table-cell>
          <table:table-cell table:formula="of:=([.I16]+[.I35]+[.I54])/3" office:value-type="float" office:value="247.026333333333" calcext:value-type="float">
            <text:p>247.0263333333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S54]-[.O54])/[.O54]" office:value-type="percentage" office:value="-0.965905723905724" calcext:value-type="percentage">
            <text:p>-96.59%</text:p>
          </table:table-cell>
          <table:table-cell table:style-name="ce2" table:formula="of:=([.T54]-[.P54])/[.P54]" office:value-type="percentage" office:value="-0.33331884057971" calcext:value-type="percentage">
            <text:p>-33.33%</text:p>
          </table:table-cell>
          <table:table-cell table:style-name="ce2" table:formula="of:=([.U54]-[.Q54])/[.Q54]" office:value-type="percentage" office:value="-0.408320159680639" calcext:value-type="percentage">
            <text:p>-40.83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099990844727" calcext:value-type="float">
            <text:p>2.7709999084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2.7960000038147" calcext:value-type="float">
            <text:p>2.796000003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219" calcext:value-type="float">
            <text:p>2.219</text:p>
          </table:table-cell>
          <table:table-cell office:value-type="float" office:value="378.89" calcext:value-type="float">
            <text:p>378.89</text:p>
          </table:table-cell>
          <table:table-cell office:value-type="float" office:value="381.109" calcext:value-type="float">
            <text:p>381.109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55]-[.B55])/[.G55]" office:value-type="percentage" office:value="-0.248760661760823" calcext:value-type="percentage">
            <text:p>-24.88%</text:p>
          </table:table-cell>
          <table:table-cell table:style-name="ce2" table:formula="of:=([.H55]-[.C55])/[.H55]" office:value-type="percentage" office:value="0.999934017537102" calcext:value-type="percentage">
            <text:p>99.99%</text:p>
          </table:table-cell>
          <table:table-cell table:style-name="ce2" table:formula="of:=([.I55]-[.D55])/[.I55]" office:value-type="percentage" office:value="0.992663516201888" calcext:value-type="percentage">
            <text:p>99.27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78.7" calcext:value-type="float">
            <text:p>78.7</text:p>
          </table:table-cell>
          <table:table-cell office:value-type="float" office:value="569" calcext:value-type="float">
            <text:p>569</text:p>
          </table:table-cell>
          <table:table-cell table:formula="of:=[.O55]+[.P55]" office:value-type="float" office:value="647.7" calcext:value-type="float">
            <text:p>647.7</text:p>
          </table:table-cell>
          <table:table-cell table:style-name="ce1" office:value-type="float" office:value="350" calcext:value-type="float">
            <text:p>350</text:p>
          </table:table-cell>
          <table:table-cell table:formula="of:=([.G17]+[.G36]+[.G55])/3" office:value-type="float" office:value="2.18766666666667" calcext:value-type="float">
            <text:p>2.1876666667</text:p>
          </table:table-cell>
          <table:table-cell table:formula="of:=([.H17]+[.H36]+[.H55])/3" office:value-type="float" office:value="374.614333333333" calcext:value-type="float">
            <text:p>374.6143333333</text:p>
          </table:table-cell>
          <table:table-cell table:formula="of:=([.I17]+[.I36]+[.I55])/3" office:value-type="float" office:value="376.802" calcext:value-type="float">
            <text:p>376.802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S55]-[.O55])/[.O55]" office:value-type="percentage" office:value="-0.972202456586192" calcext:value-type="percentage">
            <text:p>-97.22%</text:p>
          </table:table-cell>
          <table:table-cell table:style-name="ce2" table:formula="of:=([.T55]-[.P55])/[.P55]" office:value-type="percentage" office:value="-0.34162683069713" calcext:value-type="percentage">
            <text:p>-34.16%</text:p>
          </table:table-cell>
          <table:table-cell table:style-name="ce2" table:formula="of:=([.U55]-[.Q55])/[.Q55]" office:value-type="percentage" office:value="-0.418246101590243" calcext:value-type="percentage">
            <text:p>-41.82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6800012588501" calcext:value-type="float">
            <text:p>3.2680001259</text:p>
          </table:table-cell>
          <table:table-cell office:value-type="float" office:value="0.0299999713897705" calcext:value-type="float">
            <text:p>0.0299999714</text:p>
          </table:table-cell>
          <table:table-cell office:value-type="float" office:value="3.29800009727478" calcext:value-type="float">
            <text:p>3.29800009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37.5" calcext:value-type="float">
            <text:p>537.5</text:p>
          </table:table-cell>
          <table:table-cell office:value-type="float" office:value="540.328" calcext:value-type="float">
            <text:p>540.328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56]-[.B56])/[.G56]" office:value-type="percentage" office:value="-0.15558703178395" calcext:value-type="percentage">
            <text:p>-15.56%</text:p>
          </table:table-cell>
          <table:table-cell table:style-name="ce2" table:formula="of:=([.H56]-[.C56])/[.H56]" office:value-type="percentage" office:value="0.99994418609974" calcext:value-type="percentage">
            <text:p>99.99%</text:p>
          </table:table-cell>
          <table:table-cell table:style-name="ce2" table:formula="of:=([.I56]-[.D56])/[.I56]" office:value-type="percentage" office:value="0.993896299845141" calcext:value-type="percentage">
            <text:p>99.39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8" calcext:value-type="float">
            <text:p>118</text:p>
          </table:table-cell>
          <table:table-cell office:value-type="float" office:value="832" calcext:value-type="float">
            <text:p>832</text:p>
          </table:table-cell>
          <table:table-cell table:formula="of:=[.O56]+[.P56]" office:value-type="float" office:value="950" calcext:value-type="float">
            <text:p>950</text:p>
          </table:table-cell>
          <table:table-cell table:style-name="ce1" office:value-type="float" office:value="400" calcext:value-type="float">
            <text:p>400</text:p>
          </table:table-cell>
          <table:table-cell table:formula="of:=([.G18]+[.G37]+[.G56])/3" office:value-type="float" office:value="2.823" calcext:value-type="float">
            <text:p>2.823</text:p>
          </table:table-cell>
          <table:table-cell table:formula="of:=([.H18]+[.H37]+[.H56])/3" office:value-type="float" office:value="543.75" calcext:value-type="float">
            <text:p>543.75</text:p>
          </table:table-cell>
          <table:table-cell table:formula="of:=([.I18]+[.I37]+[.I56])/3" office:value-type="float" office:value="546.573" calcext:value-type="float">
            <text:p>546.573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S56]-[.O56])/[.O56]" office:value-type="percentage" office:value="-0.976076271186441" calcext:value-type="percentage">
            <text:p>-97.61%</text:p>
          </table:table-cell>
          <table:table-cell table:style-name="ce2" table:formula="of:=([.T56]-[.P56])/[.P56]" office:value-type="percentage" office:value="-0.346454326923077" calcext:value-type="percentage">
            <text:p>-34.65%</text:p>
          </table:table-cell>
          <table:table-cell table:style-name="ce2" table:formula="of:=([.U56]-[.Q56])/[.Q56]" office:value-type="percentage" office:value="-0.42466" calcext:value-type="percentage">
            <text:p>-42.47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5699987411499" calcext:value-type="float">
            <text:p>3.8569998741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8899993896484" calcext:value-type="float">
            <text:p>3.88899993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5" calcext:value-type="float">
            <text:p>764.5</text:p>
          </table:table-cell>
          <table:table-cell office:value-type="float" office:value="767.922" calcext:value-type="float">
            <text:p>767.922</text:p>
          </table:table-cell>
          <table:table-cell/>
          <table:table-cell table:style-name="ce2" table:formula="of:=([.G57]-[.B57])/[.G57]" office:value-type="percentage" office:value="-0.127118607280827" calcext:value-type="percentage">
            <text:p>-12.71%</text:p>
          </table:table-cell>
          <table:table-cell table:style-name="ce2" table:formula="of:=([.H57]-[.C57])/[.H57]" office:value-type="percentage" office:value="0.999958142492021" calcext:value-type="percentage">
            <text:p>100.00%</text:p>
          </table:table-cell>
          <table:table-cell table:style-name="ce2" table:formula="of:=([.I57]-[.D57])/[.I57]" office:value-type="percentage" office:value="0.99493568365151" calcext:value-type="percentage">
            <text:p>99.49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172" calcext:value-type="float">
            <text:p>172</text:p>
          </table:table-cell>
          <table:table-cell office:value-type="float" office:value="1183" calcext:value-type="float">
            <text:p>1183</text:p>
          </table:table-cell>
          <table:table-cell table:formula="of:=[.O57]+[.P57]" office:value-type="float" office:value="1355" calcext:value-type="float">
            <text:p>1355</text:p>
          </table:table-cell>
          <table:table-cell table:style-name="ce1" office:value-type="float" office:value="450" calcext:value-type="float">
            <text:p>450</text:p>
          </table:table-cell>
          <table:table-cell table:formula="of:=([.G19]+[.G38]+[.G57])/3" office:value-type="float" office:value="3.41166666666667" calcext:value-type="float">
            <text:p>3.4116666667</text:p>
          </table:table-cell>
          <table:table-cell table:formula="of:=([.H19]+[.H38]+[.H57])/3" office:value-type="float" office:value="759.093666666667" calcext:value-type="float">
            <text:p>759.0936666667</text:p>
          </table:table-cell>
          <table:table-cell table:formula="of:=([.I19]+[.I38]+[.I57])/3" office:value-type="float" office:value="762.505333333333" calcext:value-type="float">
            <text:p>762.5053333333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S57]-[.O57])/[.O57]" office:value-type="percentage" office:value="-0.980164728682171" calcext:value-type="percentage">
            <text:p>-98.02%</text:p>
          </table:table-cell>
          <table:table-cell table:style-name="ce2" table:formula="of:=([.T57]-[.P57])/[.P57]" office:value-type="percentage" office:value="-0.358331642716258" calcext:value-type="percentage">
            <text:p>-35.83%</text:p>
          </table:table-cell>
          <table:table-cell table:style-name="ce2" table:formula="of:=([.U57]-[.Q57])/[.Q57]" office:value-type="percentage" office:value="-0.437265436654366" calcext:value-type="percentage">
            <text:p>-43.73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47699999809265" calcext:value-type="float">
            <text:p>4.4769999981</text:p>
          </table:table-cell>
          <table:table-cell office:value-type="float" office:value="0.0490000247955322" calcext:value-type="float">
            <text:p>0.0490000248</text:p>
          </table:table-cell>
          <table:table-cell office:value-type="float" office:value="4.52600002288818" calcext:value-type="float">
            <text:p>4.52600002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66" calcext:value-type="float">
            <text:p>4.266</text:p>
          </table:table-cell>
          <table:table-cell office:value-type="float" office:value="1032.69" calcext:value-type="float">
            <text:p>1032.69</text:p>
          </table:table-cell>
          <table:table-cell office:value-type="float" office:value="1036.95" calcext:value-type="float">
            <text:p>1036.95</text:p>
          </table:table-cell>
          <table:table-cell/>
          <table:table-cell table:style-name="ce2" table:formula="of:=([.G58]-[.B58])/[.G58]" office:value-type="percentage" office:value="-0.0494608528112165" calcext:value-type="percentage">
            <text:p>-4.95%</text:p>
          </table:table-cell>
          <table:table-cell table:style-name="ce2" table:formula="of:=([.H58]-[.C58])/[.H58]" office:value-type="percentage" office:value="0.999952551080387" calcext:value-type="percentage">
            <text:p>100.00%</text:p>
          </table:table-cell>
          <table:table-cell table:style-name="ce2" table:formula="of:=([.I58]-[.D58])/[.I58]" office:value-type="percentage" office:value="0.995635276510065" calcext:value-type="percentage">
            <text:p>99.56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594" calcext:value-type="float">
            <text:p>1594</text:p>
          </table:table-cell>
          <table:table-cell table:formula="of:=[.O58]+[.P58]" office:value-type="float" office:value="1834" calcext:value-type="float">
            <text:p>1834</text:p>
          </table:table-cell>
          <table:table-cell table:style-name="ce1" office:value-type="float" office:value="500" calcext:value-type="float">
            <text:p>500</text:p>
          </table:table-cell>
          <table:table-cell table:formula="of:=([.G20]+[.G39]+[.G58])/3" office:value-type="float" office:value="4.25" calcext:value-type="float">
            <text:p>4.25</text:p>
          </table:table-cell>
          <table:table-cell table:formula="of:=([.H20]+[.H39]+[.H58])/3" office:value-type="float" office:value="1025.87" calcext:value-type="float">
            <text:p>1025.87</text:p>
          </table:table-cell>
          <table:table-cell table:formula="of:=([.I20]+[.I39]+[.I58])/3" office:value-type="float" office:value="1030.12" calcext:value-type="float">
            <text:p>1030.12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S58]-[.O58])/[.O58]" office:value-type="percentage" office:value="-0.982291666666667" calcext:value-type="percentage">
            <text:p>-98.23%</text:p>
          </table:table-cell>
          <table:table-cell table:style-name="ce2" table:formula="of:=([.T58]-[.P58])/[.P58]" office:value-type="percentage" office:value="-0.356417816813049" calcext:value-type="percentage">
            <text:p>-35.64%</text:p>
          </table:table-cell>
          <table:table-cell table:style-name="ce2" table:formula="of:=([.U58]-[.Q58])/[.Q58]" office:value-type="percentage" office:value="-0.438320610687023" calcext:value-type="percentage">
            <text:p>-43.83%</text:p>
          </table:table-cell>
          <table:table-cell table:number-columns-repeated="99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09:33:33.09012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09:49:10.447853997</dc:date>
    <dc:creator>poltergeist </dc:creator>
    <meta:editing-duration>PT27M42S</meta:editing-duration>
    <meta:editing-cycles>17</meta:editing-cycles>
    <meta:generator>LibreOffice/4.3.5.2.0$Linux_X86_64 LibreOffice_project/430$Build-2</meta:generator>
    <meta:document-statistic meta:table-count="1" meta:cell-count="998" meta:object-count="0"/>
  </office:meta>
</office:document-meta>
</file>